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Arial1" svg:font-family="Arial, sans-serif" style:font-family-generic="swiss"/>
    <style:font-face style:name="Caladea" svg:font-family="Caladea" style:font-family-generic="roman" style:font-pitch="variable"/>
    <style:font-face style:name="Calibri" svg:font-family="Calibri"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Georgia" svg:font-family="Georgia, 'Times New Roman', Times, serif"/>
    <style:font-face style:name="Liberation Sans" svg:font-family="'Liberation Sans'" style:font-family-generic="roman" style:font-pitch="variable"/>
    <style:font-face style:name="Liberation Serif" svg:font-family="'Liberation Serif'" style:font-family-generic="roman" style:font-pitch="variable"/>
    <style:font-face style:name="Manrope" svg:font-family="Manrope, Helvetica, sans-serif"/>
    <style:font-face style:name="Nimbus Roman" svg:font-family="'Nimbus Roman'" style:font-pitch="fixed"/>
    <style:font-face style:name="Nimbus Roman1" svg:font-family="'Nimbus Roman'" style:font-family-generic="roman" style:font-pitch="variable"/>
    <style:font-face style:name="Nimbus Sans" svg:font-family="'Nimbus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sans-serif" svg:font-family="sans-serif"/>
  </office:font-face-decls>
  <office:automatic-styles>
    <style:style style:name="Table1" style:family="table">
      <style:table-properties style:width="6.925in" table:align="left"/>
    </style:style>
    <style:style style:name="Table1.A" style:family="table-column">
      <style:table-column-properties style:column-width="1.6674in"/>
    </style:style>
    <style:style style:name="Table1.B" style:family="table-column">
      <style:table-column-properties style:column-width="5.2576in"/>
    </style:style>
    <style:style style:name="Table1.A1" style:family="table-cell">
      <style:table-cell-properties style:vertical-align="middle" fo:padding-left="0in" fo:padding-right="0in" fo:padding-top="0.0194in" fo:padding-bottom="0.0194in" fo:border-left="none" fo:border-right="none" fo:border-top="0.75pt solid #d9d9e3" fo:border-bottom="0.75pt solid #d9d9e3"/>
    </style:style>
    <style:style style:name="Table1.B1" style:family="table-cell">
      <style:table-cell-properties style:vertical-align="middle" fo:padding="0.0194in" fo:border="0.05pt solid #d9d9e3"/>
    </style:style>
    <style:style style:name="Table1.A2" style:family="table-cell">
      <style:table-cell-properties style:vertical-align="middle" fo:padding-left="0in" fo:padding-right="0in" fo:padding-top="0in" fo:padding-bottom="0.0194in" fo:border-left="none" fo:border-right="none" fo:border-top="none" fo:border-bottom="0.75pt solid #d9d9e3"/>
    </style:style>
    <style:style style:name="Table1.B2" style:family="table-cell">
      <style:table-cell-properties style:vertical-align="middle" fo:padding-left="0in" fo:padding-right="0.0194in" fo:padding-top="0in" fo:padding-bottom="0.0194in" fo:border-left="none" fo:border-right="0.75pt solid #d9d9e3" fo:border-top="none" fo:border-bottom="0.75pt solid #d9d9e3"/>
    </style:style>
    <style:style style:name="P1"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fo:padding="0in" fo:border="none"/>
      <style:text-properties style:font-name="Caladea" fo:font-size="12pt" officeooo:paragraph-rsid="0014aa15"/>
    </style:style>
    <style:style style:name="P2" style:family="paragraph" style:parent-style-name="Text_20_body">
      <style:paragraph-properties fo:padding="0.0193in" fo:border="0.06pt solid #d9d9e3"/>
      <style:text-properties style:font-name="Caladea" officeooo:paragraph-rsid="0014c996"/>
    </style:style>
    <style:style style:name="P3" style:family="paragraph" style:parent-style-name="Standard">
      <style:text-properties style:font-name="Arial1" fo:font-size="9.80000019073486pt" officeooo:paragraph-rsid="0014c996" style:font-size-asian="9.80000019073486pt" style:font-size-complex="9.80000019073486pt"/>
    </style:style>
    <style:style style:name="P4" style:family="paragraph" style:parent-style-name="Standard">
      <style:text-properties style:font-name="Arial1" fo:font-size="9.80000019073486pt" officeooo:rsid="002258e2" officeooo:paragraph-rsid="002258e2" style:font-size-asian="9.80000019073486pt" style:font-size-complex="9.80000019073486pt"/>
    </style:style>
    <style:style style:name="P5" style:family="paragraph" style:parent-style-name="Standard">
      <style:text-properties style:font-name="Arial1" officeooo:paragraph-rsid="0014aa15"/>
    </style:style>
    <style:style style:name="P6" style:family="paragraph" style:parent-style-name="Standard">
      <style:text-properties officeooo:paragraph-rsid="0014aa15"/>
    </style:style>
    <style:style style:name="P7" style:family="paragraph" style:parent-style-name="Text_20_body">
      <style:paragraph-properties fo:padding="0.0193in" fo:border="0.06pt solid #d9d9e3"/>
      <style:text-properties officeooo:paragraph-rsid="0014aa15"/>
    </style:style>
    <style:style style:name="P8" style:family="paragraph" style:parent-style-name="Standard">
      <style:text-properties fo:color="#000000" loext:opacity="100%" style:font-name="Arial1" fo:font-size="9.80000019073486pt" officeooo:paragraph-rsid="0013ebb1" style:font-size-asian="9.80000019073486pt" style:font-size-complex="9.80000019073486pt"/>
    </style:style>
    <style:style style:name="P9" style:family="paragraph" style:parent-style-name="Standard">
      <style:text-properties fo:color="#000000" loext:opacity="100%" style:font-name="Arial1" fo:font-size="9.80000019073486pt" officeooo:paragraph-rsid="0014aa15" style:font-size-asian="9.80000019073486pt" style:font-size-complex="9.80000019073486pt"/>
    </style:style>
    <style:style style:name="P10" style:family="paragraph" style:parent-style-name="Standard">
      <style:text-properties fo:color="#000000" loext:opacity="100%" officeooo:paragraph-rsid="0013ebb1"/>
    </style:style>
    <style:style style:name="P11" style:family="paragraph" style:parent-style-name="Text_20_body">
      <style:text-properties fo:color="#000000" loext:opacity="100%"/>
    </style:style>
    <style:style style:name="P12" style:family="paragraph" style:parent-style-name="Standard">
      <style:text-properties fo:color="#000000" loext:opacity="100%" officeooo:paragraph-rsid="0014aa15"/>
    </style:style>
    <style:style style:name="P13" style:family="paragraph" style:parent-style-name="Standard">
      <style:text-properties officeooo:paragraph-rsid="0014c996"/>
    </style:style>
    <style:style style:name="P14" style:family="paragraph" style:parent-style-name="Text_20_body">
      <style:paragraph-properties fo:padding="0.0193in" fo:border="0.06pt solid #d9d9e3"/>
      <style:text-properties officeooo:rsid="0013ebb1" officeooo:paragraph-rsid="0014c996"/>
    </style:style>
    <style:style style:name="P15" style:family="paragraph" style:parent-style-name="Standard">
      <style:paragraph-properties fo:break-before="page"/>
      <style:text-properties officeooo:rsid="0013ebb1" officeooo:paragraph-rsid="0013ebb1"/>
    </style:style>
    <style:style style:name="P16" style:family="paragraph" style:parent-style-name="Text_20_body">
      <style:paragraph-properties fo:margin-top="0in" fo:margin-bottom="0in" style:contextual-spacing="false" fo:padding="0.0193in" fo:border="0.06pt solid #d9d9e3"/>
      <style:text-properties fo:font-weight="bold" style:font-weight-asian="bold" style:font-weight-complex="bold" loext:padding="0.0193in" loext:border="0.06pt solid #d9d9e3"/>
    </style:style>
    <style:style style:name="P17" style:family="paragraph" style:parent-style-name="Text_20_body">
      <style:paragraph-properties fo:margin-top="0in" fo:margin-bottom="0in" style:contextual-spacing="false" fo:padding="0.0193in" fo:border="0.06pt solid #d9d9e3"/>
      <style:text-properties fo:font-weight="bold" officeooo:rsid="0014c996" officeooo:paragraph-rsid="0015b85a" style:font-weight-asian="bold" style:font-weight-complex="bold" loext:padding="0.0193in" loext:border="0.06pt solid #d9d9e3"/>
    </style:style>
    <style:style style:name="P18" style:family="paragraph" style:parent-style-name="Text_20_body">
      <style:paragraph-properties fo:padding="0.0193in" fo:border="0.06pt solid #d9d9e3"/>
      <style:text-properties officeooo:rsid="0014aa15" officeooo:paragraph-rsid="0014aa15" loext:padding="0.0193in" loext:border="0.06pt solid #d9d9e3"/>
    </style:style>
    <style:style style:name="P19" style:family="paragraph" style:parent-style-name="Text_20_body">
      <style:paragraph-properties fo:line-height="115%" fo:padding="0.0193in" fo:border="0.06pt solid #d9d9e3"/>
      <style:text-properties fo:color="#c9211e" loext:opacity="100%" fo:font-weight="bold" style:font-weight-asian="bold" style:font-weight-complex="bold" loext:padding="0.0193in" loext:border="0.06pt solid #d9d9e3"/>
    </style:style>
    <style:style style:name="P20"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fo:padding="0in" fo:border="none"/>
    </style:style>
    <style:style style:name="P21" style:family="paragraph" style:parent-style-name="Text_20_body">
      <style:paragraph-properties fo:margin-top="0in" fo:margin-bottom="0in" style:contextual-spacing="false" fo:padding="0.0193in" fo:border="0.06pt solid #d9d9e3"/>
    </style:style>
    <style:style style:name="P22" style:family="paragraph" style:parent-style-name="Text_20_body">
      <style:paragraph-properties fo:margin-top="0in" fo:margin-bottom="0in" style:contextual-spacing="false" fo:padding="0.0193in" fo:border="0.06pt solid #d9d9e3"/>
      <style:text-properties fo:font-variant="normal" fo:text-transform="none" fo:color="#000000" loext:opacity="100%" style:font-name="Caladea" fo:font-size="12pt" fo:letter-spacing="normal" fo:font-style="normal" fo:font-weight="normal" officeooo:paragraph-rsid="0014aa15"/>
    </style:style>
    <style:style style:name="P23" style:family="paragraph" style:parent-style-name="Standard">
      <style:text-properties officeooo:paragraph-rsid="0013ebb1"/>
    </style:style>
    <style:style style:name="P24" style:family="paragraph" style:parent-style-name="Text_20_body">
      <style:paragraph-properties fo:padding="0.0193in" fo:border="0.06pt solid #d9d9e3"/>
      <style:text-properties officeooo:paragraph-rsid="0021ed1a"/>
    </style:style>
    <style:style style:name="P25" style:family="paragraph" style:parent-style-name="Heading_20_2" style:list-style-name="L10">
      <style:paragraph-properties fo:margin-top="0in" fo:margin-bottom="0in" style:contextual-spacing="false" fo:padding="0.0193in" fo:border="0.06pt solid #d9d9e3"/>
      <style:text-properties style:font-name="Caladea" fo:font-size="12pt" fo:font-weight="bold" officeooo:paragraph-rsid="0014c996" style:font-size-asian="12pt" style:font-weight-asian="bold" style:font-size-complex="12pt" style:font-weight-complex="bold" loext:padding="0.0193in" loext:border="0.06pt solid #d9d9e3"/>
    </style:style>
    <style:style style:name="P26" style:family="paragraph" style:parent-style-name="Text_20_body" style:list-style-name="L1">
      <style:paragraph-properties fo:margin-top="0in" fo:margin-bottom="0in" style:contextual-spacing="false" fo:padding="0.0193in" fo:border="0.06pt solid #d9d9e3"/>
      <style:text-properties officeooo:paragraph-rsid="0014aa15"/>
    </style:style>
    <style:style style:name="P27" style:family="paragraph" style:parent-style-name="Text_20_body" style:list-style-name="L1">
      <style:paragraph-properties fo:padding="0.0193in" fo:border="0.06pt solid #d9d9e3"/>
      <style:text-properties officeooo:paragraph-rsid="0014c996"/>
    </style:style>
    <style:style style:name="P28" style:family="paragraph" style:parent-style-name="Text_20_body" style:list-style-name="L1">
      <style:paragraph-properties fo:padding="0.0193in" fo:border="0.06pt solid #d9d9e3"/>
      <style:text-properties fo:color="#c9211e" loext:opacity="100%" fo:font-weight="bold" style:font-weight-asian="bold" style:font-weight-complex="bold" loext:padding="0.0193in" loext:border="0.06pt solid #d9d9e3"/>
    </style:style>
    <style:style style:name="P29" style:family="paragraph" style:parent-style-name="Text_20_body" style:list-style-name="L1">
      <style:paragraph-properties fo:padding="0.0193in" fo:border="0.06pt solid #d9d9e3"/>
      <style:text-properties fo:color="#c9211e" loext:opacity="100%" fo:font-weight="bold" officeooo:paragraph-rsid="0013ebb1" style:font-weight-asian="bold" style:font-weight-complex="bold" loext:padding="0.0193in" loext:border="0.06pt solid #d9d9e3"/>
    </style:style>
    <style:style style:name="P30" style:family="paragraph" style:parent-style-name="Text_20_body" style:list-style-name="L1">
      <style:paragraph-properties fo:break-before="page" fo:padding="0.0193in" fo:border="0.06pt solid #d9d9e3"/>
      <style:text-properties fo:color="#c9211e" loext:opacity="100%" fo:font-weight="bold" style:font-weight-asian="bold" style:font-weight-complex="bold" loext:padding="0.0193in" loext:border="0.06pt solid #d9d9e3"/>
    </style:style>
    <style:style style:name="P31" style:family="paragraph" style:parent-style-name="Text_20_body" style:list-style-name="L9">
      <style:paragraph-properties fo:padding="0.0193in" fo:border="0.06pt solid #d9d9e3"/>
      <style:text-properties fo:color="#c9211e" loext:opacity="100%" fo:font-weight="bold" officeooo:paragraph-rsid="0014aa15" style:font-weight-asian="bold" style:font-weight-complex="bold" loext:padding="0.0193in" loext:border="0.06pt solid #d9d9e3"/>
    </style:style>
    <style:style style:name="P32" style:family="paragraph" style:parent-style-name="Text_20_body" style:list-style-name="L1">
      <style:paragraph-properties fo:padding="0.0193in" fo:border="0.06pt solid #d9d9e3"/>
      <style:text-properties fo:color="#c9211e" loext:opacity="100%" fo:font-weight="bold" officeooo:rsid="0014c996" officeooo:paragraph-rsid="0014c996" style:font-weight-asian="bold" style:font-weight-complex="bold" loext:padding="0.0193in" loext:border="0.06pt solid #d9d9e3"/>
    </style:style>
    <style:style style:name="P33" style:family="paragraph" style:parent-style-name="Text_20_body" style:list-style-name="L2">
      <style:paragraph-properties fo:margin-top="0in" fo:margin-bottom="0in" style:contextual-spacing="false" fo:padding="0.0193in" fo:border="0.06pt solid #d9d9e3"/>
      <style:text-properties officeooo:paragraph-rsid="0014aa15"/>
    </style:style>
    <style:style style:name="P34" style:family="paragraph" style:parent-style-name="Text_20_body" style:list-style-name="L2">
      <style:paragraph-properties fo:margin-top="0in" fo:margin-bottom="0in" style:contextual-spacing="false" fo:padding="0.0193in" fo:border="0.06pt solid #d9d9e3"/>
      <style:text-properties fo:font-weight="bold" officeooo:paragraph-rsid="0013ebb1" style:font-weight-asian="bold" style:font-weight-complex="bold" loext:padding="0.0193in" loext:border="0.06pt solid #d9d9e3"/>
    </style:style>
    <style:style style:name="P35" style:family="paragraph" style:parent-style-name="Text_20_body" style:list-style-name="L1">
      <style:paragraph-properties fo:margin-top="0in" fo:margin-bottom="0in" style:contextual-spacing="false" fo:padding="0.0193in" fo:border="0.06pt solid #d9d9e3"/>
      <style:text-properties fo:font-weight="bold" style:font-weight-asian="bold" style:font-weight-complex="bold" loext:padding="0.0193in" loext:border="0.06pt solid #d9d9e3"/>
    </style:style>
    <style:style style:name="P36" style:family="paragraph" style:parent-style-name="Text_20_body" style:list-style-name="L1">
      <style:paragraph-properties fo:margin-top="0in" fo:margin-bottom="0in" style:contextual-spacing="false" fo:padding="0.0193in" fo:border="0.06pt solid #d9d9e3"/>
      <style:text-properties fo:font-weight="bold" officeooo:paragraph-rsid="0013ebb1" style:font-weight-asian="bold" style:font-weight-complex="bold" loext:padding="0.0193in" loext:border="0.06pt solid #d9d9e3"/>
    </style:style>
    <style:style style:name="P37" style:family="paragraph" style:parent-style-name="Text_20_body" style:list-style-name="L1">
      <style:paragraph-properties fo:margin-top="0in" fo:margin-bottom="0in" style:contextual-spacing="false" fo:padding="0.0193in" fo:border="0.06pt solid #d9d9e3"/>
      <style:text-properties fo:font-weight="bold" officeooo:paragraph-rsid="0014aa15" style:font-weight-asian="bold" style:font-weight-complex="bold" loext:padding="0.0193in" loext:border="0.06pt solid #d9d9e3"/>
    </style:style>
    <style:style style:name="P38" style:family="paragraph" style:parent-style-name="Text_20_body" style:list-style-name="L7">
      <style:paragraph-properties fo:margin-top="0in" fo:margin-bottom="0in" style:contextual-spacing="false" fo:padding="0.0193in" fo:border="0.06pt solid #d9d9e3"/>
      <style:text-properties fo:font-weight="bold" officeooo:paragraph-rsid="0013ebb1" style:font-weight-asian="bold" style:font-weight-complex="bold" loext:padding="0.0193in" loext:border="0.06pt solid #d9d9e3"/>
    </style:style>
    <style:style style:name="P39" style:family="paragraph" style:parent-style-name="Text_20_body" style:list-style-name="L10">
      <style:paragraph-properties fo:margin-top="0in" fo:margin-bottom="0in" style:contextual-spacing="false" fo:padding="0.0193in" fo:border="0.06pt solid #d9d9e3"/>
      <style:text-properties fo:font-weight="bold" officeooo:paragraph-rsid="0014c996" style:font-weight-asian="bold" style:font-weight-complex="bold" loext:padding="0.0193in" loext:border="0.06pt solid #d9d9e3"/>
    </style:style>
    <style:style style:name="P40" style:family="paragraph" style:parent-style-name="Text_20_body" style:list-style-name="L10">
      <style:paragraph-properties fo:padding="0.0193in" fo:border="0.06pt solid #d9d9e3"/>
      <style:text-properties fo:font-weight="bold" officeooo:paragraph-rsid="0014c996" style:font-weight-asian="bold" style:font-weight-complex="bold" loext:padding="0.0193in" loext:border="0.06pt solid #d9d9e3"/>
    </style:style>
    <style:style style:name="P41" style:family="paragraph" style:parent-style-name="Text_20_body" style:list-style-name="L3">
      <style:paragraph-properties fo:margin-top="0in" fo:margin-bottom="0in" style:contextual-spacing="false" fo:padding="0.0193in" fo:border="0.06pt solid #d9d9e3"/>
      <style:text-properties fo:font-weight="bold" officeooo:rsid="0013ebb1" officeooo:paragraph-rsid="0013ebb1" style:font-weight-asian="bold" style:font-weight-complex="bold" loext:padding="0.0193in" loext:border="0.06pt solid #d9d9e3"/>
    </style:style>
    <style:style style:name="P42" style:family="paragraph" style:parent-style-name="Text_20_body" style:list-style-name="L1">
      <style:paragraph-properties fo:margin-top="0in" fo:margin-bottom="0in" style:contextual-spacing="false" fo:padding="0.0193in" fo:border="0.06pt solid #d9d9e3"/>
      <style:text-properties fo:font-weight="bold" officeooo:rsid="0013ebb1" officeooo:paragraph-rsid="0013ebb1" style:font-weight-asian="bold" style:font-weight-complex="bold" loext:padding="0.0193in" loext:border="0.06pt solid #d9d9e3"/>
    </style:style>
    <style:style style:name="P43" style:family="paragraph" style:parent-style-name="Text_20_body" style:list-style-name="L9">
      <style:paragraph-properties fo:line-height="115%" fo:padding="0.0193in" fo:border="0.06pt solid #d9d9e3"/>
      <style:text-properties fo:font-weight="bold" officeooo:paragraph-rsid="0014aa15" style:font-weight-asian="bold" style:font-weight-complex="bold"/>
    </style:style>
    <style:style style:name="P44" style:family="paragraph" style:parent-style-name="Text_20_body" style:list-style-name="L9">
      <style:paragraph-properties fo:padding="0.0193in" fo:border="0.06pt solid #d9d9e3"/>
      <style:text-properties fo:font-weight="bold" officeooo:paragraph-rsid="0014aa15" style:font-weight-asian="bold" style:font-weight-complex="bold"/>
    </style:style>
    <style:style style:name="P45" style:family="paragraph" style:parent-style-name="Text_20_body" style:list-style-name="L11">
      <style:paragraph-properties fo:margin-top="0in" fo:margin-bottom="0in" style:contextual-spacing="false" fo:padding="0.0193in" fo:border="0.06pt solid #d9d9e3"/>
      <style:text-properties fo:font-weight="bold" officeooo:rsid="0014c996" officeooo:paragraph-rsid="0015b85a" style:font-weight-asian="bold" style:font-weight-complex="bold" loext:padding="0.0193in" loext:border="0.06pt solid #d9d9e3"/>
    </style:style>
    <style:style style:name="P46" style:family="paragraph" style:parent-style-name="Text_20_body" style:list-style-name="L10">
      <style:paragraph-properties fo:margin-top="0in" fo:margin-bottom="0in" style:contextual-spacing="false" fo:padding="0.0193in" fo:border="0.06pt solid #d9d9e3"/>
      <style:text-properties fo:font-weight="bold" officeooo:rsid="0014c996" officeooo:paragraph-rsid="0014c996" style:font-weight-asian="bold" style:font-weight-complex="bold" loext:padding="0.0193in" loext:border="0.06pt solid #d9d9e3"/>
    </style:style>
    <style:style style:name="P47" style:family="paragraph" style:parent-style-name="Text_20_body" style:list-style-name="L7">
      <style:paragraph-properties fo:margin-top="0in" fo:margin-bottom="0in" style:contextual-spacing="false" fo:padding="0.0193in" fo:border="0.06pt solid #d9d9e3"/>
      <style:text-properties fo:font-weight="bold" officeooo:paragraph-rsid="0014aa15"/>
    </style:style>
    <style:style style:name="P48" style:family="paragraph" style:parent-style-name="Text_20_body" style:list-style-name="L1">
      <style:paragraph-properties fo:margin-top="0in" fo:margin-bottom="0in" style:contextual-spacing="false" fo:padding="0.0193in" fo:border="0.06pt solid #d9d9e3"/>
      <style:text-properties fo:font-weight="bold" officeooo:paragraph-rsid="0013ebb1"/>
    </style:style>
    <style:style style:name="P49" style:family="paragraph" style:parent-style-name="Text_20_body" style:list-style-name="L10">
      <style:paragraph-properties fo:margin-top="0in" fo:margin-bottom="0in" style:contextual-spacing="false" fo:padding="0.0193in" fo:border="0.06pt solid #d9d9e3"/>
      <style:text-properties fo:font-weight="bold" officeooo:paragraph-rsid="0014c996"/>
    </style:style>
    <style:style style:name="P50" style:family="paragraph" style:parent-style-name="Text_20_body" style:list-style-name="L3">
      <style:paragraph-properties fo:margin-top="0in" fo:margin-bottom="0in" style:contextual-spacing="false" fo:padding="0.0193in" fo:border="0.06pt solid #d9d9e3"/>
      <style:text-properties officeooo:paragraph-rsid="0013ebb1"/>
    </style:style>
    <style:style style:name="P51" style:family="paragraph" style:parent-style-name="Text_20_body" style:list-style-name="L3">
      <style:paragraph-properties fo:margin-top="0in" fo:margin-bottom="0in" style:contextual-spacing="false" fo:padding="0.0193in" fo:border="0.06pt solid #d9d9e3"/>
      <style:text-properties officeooo:paragraph-rsid="0014aa15"/>
    </style:style>
    <style:style style:name="P52" style:family="paragraph" style:parent-style-name="Text_20_body" style:list-style-name="L3">
      <style:paragraph-properties fo:padding="0.0193in" fo:border="0.06pt solid #d9d9e3"/>
      <style:text-properties officeooo:paragraph-rsid="0014aa15"/>
    </style:style>
    <style:style style:name="P53" style:family="paragraph" style:parent-style-name="Text_20_body" style:list-style-name="L3">
      <style:paragraph-properties fo:margin-top="0in" fo:margin-bottom="0in" style:contextual-spacing="false" fo:padding="0.0193in" fo:border="0.06pt solid #d9d9e3"/>
    </style:style>
    <style:style style:name="P54" style:family="paragraph" style:parent-style-name="Text_20_body" style:list-style-name="L4">
      <style:paragraph-properties fo:margin-top="0in" fo:margin-bottom="0in" style:contextual-spacing="false" fo:padding="0.0193in" fo:border="0.06pt solid #d9d9e3"/>
      <style:text-properties officeooo:paragraph-rsid="0014aa15"/>
    </style:style>
    <style:style style:name="P55" style:family="paragraph" style:parent-style-name="Text_20_body" style:list-style-name="L4">
      <style:paragraph-properties fo:padding="0.0193in" fo:border="0.06pt solid #d9d9e3"/>
      <style:text-properties officeooo:paragraph-rsid="0014aa15"/>
    </style:style>
    <style:style style:name="P56" style:family="paragraph" style:parent-style-name="Text_20_body" style:list-style-name="L5">
      <style:paragraph-properties fo:padding="0.0193in" fo:border="0.06pt solid #d9d9e3"/>
    </style:style>
    <style:style style:name="P57" style:family="paragraph" style:parent-style-name="Text_20_body" style:list-style-name="L5">
      <style:paragraph-properties fo:padding="0.0193in" fo:border="0.06pt solid #d9d9e3"/>
      <style:text-properties officeooo:paragraph-rsid="0014aa15"/>
    </style:style>
    <style:style style:name="P58" style:family="paragraph" style:parent-style-name="Text_20_body" style:list-style-name="L5">
      <style:paragraph-properties fo:margin-top="0in" fo:margin-bottom="0in" style:contextual-spacing="false" fo:padding="0.0193in" fo:border="0.06pt solid #d9d9e3"/>
      <style:text-properties fo:font-size="12pt" fo:font-weight="normal" officeooo:paragraph-rsid="0014aa15" style:font-size-asian="12pt" style:font-weight-asian="normal" style:font-size-complex="12pt" style:font-weight-complex="normal"/>
    </style:style>
    <style:style style:name="P59" style:family="paragraph" style:parent-style-name="Text_20_body" style:list-style-name="L6">
      <style:paragraph-properties fo:padding="0.0193in" fo:border="0.06pt solid #d9d9e3"/>
      <style:text-properties officeooo:paragraph-rsid="0014aa15"/>
    </style:style>
    <style:style style:name="P60" style:family="paragraph" style:parent-style-name="Text_20_body" style:list-style-name="L1">
      <style:paragraph-properties fo:padding="0.0193in" fo:border="0.06pt solid #d9d9e3"/>
      <style:text-properties fo:color="#ff0000" loext:opacity="100%" fo:font-size="12pt" fo:font-weight="bold" style:font-size-asian="12pt" style:font-weight-asian="bold" style:font-size-complex="12pt" style:font-weight-complex="bold" loext:padding="0.0193in" loext:border="0.06pt solid #d9d9e3"/>
    </style:style>
    <style:style style:name="P61" style:family="paragraph" style:parent-style-name="Text_20_body" style:list-style-name="L7">
      <style:paragraph-properties fo:margin-top="0in" fo:margin-bottom="0in" style:contextual-spacing="false" fo:padding="0.0193in" fo:border="0.06pt solid #d9d9e3"/>
      <style:text-properties officeooo:paragraph-rsid="0014aa15"/>
    </style:style>
    <style:style style:name="P62" style:family="paragraph" style:parent-style-name="Text_20_body" style:list-style-name="L7">
      <style:paragraph-properties fo:margin-top="0in" fo:margin-bottom="0in" style:contextual-spacing="false" fo:padding="0.0193in" fo:border="0.06pt solid #d9d9e3"/>
      <style:text-properties fo:font-weight="normal" officeooo:rsid="0014aa15" officeooo:paragraph-rsid="0014aa15" style:font-weight-asian="normal" style:font-weight-complex="normal" loext:padding="0.0193in" loext:border="0.06pt solid #d9d9e3"/>
    </style:style>
    <style:style style:name="P63" style:family="paragraph" style:parent-style-name="Text_20_body" style:list-style-name="L1">
      <style:paragraph-properties fo:margin-top="0in" fo:margin-bottom="0in" style:contextual-spacing="false" fo:padding="0.0193in" fo:border="0.06pt solid #d9d9e3"/>
      <style:text-properties fo:font-weight="normal" officeooo:rsid="0014aa15" officeooo:paragraph-rsid="0014aa15" style:font-weight-asian="normal" style:font-weight-complex="normal" loext:padding="0.0193in" loext:border="0.06pt solid #d9d9e3"/>
    </style:style>
    <style:style style:name="P64" style:family="paragraph" style:parent-style-name="Text_20_body" style:list-style-name="L9">
      <style:paragraph-properties fo:margin-top="0in" fo:margin-bottom="0in" style:contextual-spacing="false" fo:padding="0.0193in" fo:border="0.06pt solid #d9d9e3"/>
      <style:text-properties fo:font-weight="normal" officeooo:paragraph-rsid="0014aa15" style:font-weight-asian="normal" style:font-weight-complex="normal" loext:padding="0.0193in" loext:border="0.06pt solid #d9d9e3"/>
    </style:style>
    <style:style style:name="P65" style:family="paragraph" style:parent-style-name="Text_20_body" style:list-style-name="L1">
      <style:paragraph-properties fo:margin-top="0in" fo:margin-bottom="0in" style:contextual-spacing="false" fo:padding="0.0193in" fo:border="0.06pt solid #d9d9e3"/>
      <style:text-properties officeooo:rsid="0014aa15" officeooo:paragraph-rsid="0014aa15"/>
    </style:style>
    <style:style style:name="P66" style:family="paragraph" style:parent-style-name="Text_20_body" style:list-style-name="L1">
      <style:paragraph-properties fo:margin-top="0in" fo:margin-bottom="0in" style:contextual-spacing="false" fo:text-align="start" style:justify-single-word="false" fo:padding="0.0193in" fo:border="0.06pt solid #d9d9e3"/>
      <style:text-properties fo:font-variant="normal" fo:text-transform="none" fo:color="#000000" loext:opacity="100%" style:font-name="Caladea" fo:font-size="12pt" fo:letter-spacing="normal" fo:font-style="normal" fo:font-weight="normal" officeooo:rsid="0014aa15" officeooo:paragraph-rsid="0014aa15" style:font-weight-asian="normal" style:font-weight-complex="normal" loext:padding="0.0193in" loext:border="0.06pt solid #d9d9e3"/>
    </style:style>
    <style:style style:name="P67" style:family="paragraph" style:parent-style-name="Text_20_body" style:list-style-name="L1">
      <style:paragraph-properties fo:margin-top="0in" fo:margin-bottom="0in" style:contextual-spacing="false" fo:padding="0.0193in" fo:border="0.06pt solid #d9d9e3"/>
      <style:text-properties fo:font-variant="normal" fo:text-transform="none" fo:color="#212529" loext:opacity="100%" style:font-name="Caladea" fo:font-size="12pt" fo:letter-spacing="normal" fo:font-style="normal" fo:font-weight="normal" officeooo:rsid="0014aa15" officeooo:paragraph-rsid="0014aa15" style:font-size-asian="12pt" style:font-weight-asian="normal" style:font-size-complex="12pt" style:font-weight-complex="normal" loext:padding="0.0193in" loext:border="0.06pt solid #d9d9e3"/>
    </style:style>
    <style:style style:name="P68" style:family="paragraph" style:parent-style-name="Text_20_body" style:list-style-name="L1">
      <style:paragraph-properties fo:margin-top="0in" fo:margin-bottom="0in" style:contextual-spacing="false" fo:text-align="start" style:justify-single-word="false" fo:padding="0.0193in" fo:border="0.06pt solid #d9d9e3"/>
      <style:text-properties style:font-name="Caladea" fo:font-size="12pt" fo:font-weight="normal" officeooo:paragraph-rsid="0014aa15" style:font-size-asian="12pt" style:font-size-complex="12pt"/>
    </style:style>
    <style:style style:name="P69" style:family="paragraph" style:parent-style-name="Text_20_body" style:list-style-name="L1">
      <style:paragraph-properties fo:margin-top="0in" fo:margin-bottom="0in" style:contextual-spacing="false" fo:padding="0.0193in" fo:border="0.06pt solid #d9d9e3"/>
      <style:text-properties style:font-name="Caladea" fo:font-weight="normal" officeooo:paragraph-rsid="0014aa15" style:font-weight-asian="normal" style:font-weight-complex="normal" loext:padding="0.0193in" loext:border="0.06pt solid #d9d9e3"/>
    </style:style>
    <style:style style:name="P70" style:family="paragraph" style:parent-style-name="Text_20_body" style:list-style-name="L11">
      <style:paragraph-properties fo:margin-top="0in" fo:margin-bottom="0in" style:contextual-spacing="false" fo:padding="0.0193in" fo:border="0.06pt solid #d9d9e3"/>
      <style:text-properties style:font-name="Caladea" fo:font-weight="normal" officeooo:rsid="0014c996" officeooo:paragraph-rsid="0015b85a" style:font-weight-asian="normal" style:font-weight-complex="normal" loext:padding="0.0193in" loext:border="0.06pt solid #d9d9e3"/>
    </style:style>
    <style:style style:name="P71" style:family="paragraph" style:parent-style-name="Text_20_body" style:list-style-name="L10">
      <style:paragraph-properties fo:padding="0.0193in" fo:border="0.06pt solid #d9d9e3"/>
      <style:text-properties style:font-name="Caladea" officeooo:paragraph-rsid="0014c996"/>
    </style:style>
    <style:style style:name="P72" style:family="paragraph" style:parent-style-name="Text_20_body" style:list-style-name="L12">
      <style:paragraph-properties fo:padding="0.0193in" fo:border="0.06pt solid #d9d9e3"/>
      <style:text-properties style:font-name="Caladea" officeooo:paragraph-rsid="0014c996"/>
    </style:style>
    <style:style style:name="P73" style:family="paragraph" style:parent-style-name="Text_20_body" style:list-style-name="L8">
      <style:paragraph-properties fo:margin-top="0in" fo:margin-bottom="0in" style:contextual-spacing="false" fo:padding="0.0193in" fo:border="0.06pt solid #d9d9e3"/>
      <style:text-properties officeooo:paragraph-rsid="0014aa15"/>
    </style:style>
    <style:style style:name="P74" style:family="paragraph" style:parent-style-name="Text_20_body" style:list-style-name="L1">
      <style:paragraph-properties fo:padding="0.0193in" fo:border="0.06pt solid #d9d9e3"/>
      <style:text-properties fo:color="#000000" loext:opacity="100%" fo:font-weight="bold" style:font-weight-asian="bold" style:font-weight-complex="bold" loext:padding="0.0193in" loext:border="0.06pt solid #d9d9e3"/>
    </style:style>
    <style:style style:name="P75" style:family="paragraph" style:parent-style-name="Text_20_body" style:list-style-name="L9">
      <style:paragraph-properties fo:margin-top="0in" fo:margin-bottom="0in" style:contextual-spacing="false" fo:padding="0.0193in" fo:border="0.06pt solid #d9d9e3"/>
      <style:text-properties fo:color="#000000" loext:opacity="100%" fo:font-weight="bold" officeooo:paragraph-rsid="0014aa15" style:font-weight-asian="bold" style:font-weight-complex="bold" loext:padding="0.0193in" loext:border="0.06pt solid #d9d9e3"/>
    </style:style>
    <style:style style:name="P76" style:family="paragraph" style:parent-style-name="Text_20_body" style:list-style-name="L9">
      <style:paragraph-properties fo:padding="0.0193in" fo:border="0.06pt solid #d9d9e3"/>
      <style:text-properties officeooo:paragraph-rsid="0014aa15"/>
    </style:style>
    <style:style style:name="P77" style:family="paragraph" style:parent-style-name="Text_20_body" style:list-style-name="L9">
      <style:paragraph-properties fo:margin-top="0in" fo:margin-bottom="0in" style:contextual-spacing="false" fo:padding="0.0193in" fo:border="0.06pt solid #d9d9e3"/>
      <style:text-properties fo:font-size="3pt" fo:font-weight="normal" officeooo:rsid="0014aa15" officeooo:paragraph-rsid="0014aa15" style:font-size-asian="2.59999990463257pt" style:font-weight-asian="normal" style:font-size-complex="3pt" style:font-weight-complex="normal" loext:padding="0.0193in" loext:border="0.06pt solid #d9d9e3"/>
    </style:style>
    <style:style style:name="P78" style:family="paragraph" style:parent-style-name="Text_20_body" style:list-style-name="L9">
      <style:paragraph-properties fo:line-height="115%" fo:padding="0.0193in" fo:border="0.06pt solid #d9d9e3"/>
      <style:text-properties officeooo:paragraph-rsid="0014aa15"/>
    </style:style>
    <style:style style:name="P79" style:family="paragraph" style:parent-style-name="Text_20_body" style:list-style-name="L10">
      <style:paragraph-properties fo:margin-top="0in" fo:margin-bottom="0in" style:contextual-spacing="false" fo:padding="0.0193in" fo:border="0.06pt solid #d9d9e3"/>
      <style:text-properties officeooo:paragraph-rsid="0014c996"/>
    </style:style>
    <style:style style:name="T1" style:family="text">
      <style:text-properties officeooo:rsid="0013ebb1"/>
    </style:style>
    <style:style style:name="T2" style:family="text">
      <style:text-properties fo:font-variant="normal" fo:text-transform="none" fo:color="#222222" loext:opacity="100%" style:font-name="Arial" fo:font-size="9.75pt" fo:letter-spacing="normal" fo:font-style="normal" fo:font-weight="normal"/>
    </style:style>
    <style:style style:name="T3" style:family="text">
      <style:text-properties fo:font-variant="normal" fo:text-transform="none" fo:color="#222222" loext:opacity="100%" style:font-name="Arial" fo:font-size="9.75pt" fo:letter-spacing="normal" fo:font-style="normal" fo:font-weight="normal" style:font-size-asian="9.80000019073486pt" style:font-size-complex="9.80000019073486pt"/>
    </style:style>
    <style:style style:name="T4" style:family="text">
      <style:text-properties fo:font-variant="normal" fo:text-transform="none" fo:color="#222222" loext:opacity="100%" style:font-name="Arial" fo:font-size="9.75pt" fo:letter-spacing="normal" fo:font-style="italic" fo:font-weight="normal"/>
    </style:style>
    <style:style style:name="T5" style:family="text">
      <style:text-properties fo:font-variant="normal" fo:text-transform="none" fo:color="#222222" loext:opacity="100%" style:font-name="Arial" fo:font-size="9.75pt" fo:letter-spacing="normal" fo:font-style="italic" fo:font-weight="normal" style:font-size-asian="9.80000019073486pt" style:font-size-complex="9.80000019073486pt"/>
    </style:style>
    <style:style style:name="T6" style:family="text">
      <style:text-properties fo:font-variant="normal" fo:text-transform="none" fo:color="#333333" loext:opacity="100%" style:font-name="apple-system" fo:font-size="9pt" fo:letter-spacing="normal" fo:font-style="normal" fo:font-weight="normal" style:font-size-asian="9pt" style:font-size-complex="9pt"/>
    </style:style>
    <style:style style:name="T7" style:family="text">
      <style:text-properties fo:font-variant="normal" fo:text-transform="none" fo:color="#333333" loext:opacity="100%" style:font-name="apple-system" fo:font-size="9pt" fo:letter-spacing="normal" fo:font-style="normal" fo:font-weight="normal" officeooo:rsid="0013ebb1" style:font-size-asian="9pt" style:font-size-complex="9pt" loext:padding="0.0193in" loext:border="0.06pt solid #d9d9e3"/>
    </style:style>
    <style:style style:name="T8" style:family="text">
      <style:text-properties fo:font-variant="normal" fo:text-transform="none" fo:color="#333333" loext:opacity="100%" style:font-name="apple-system" fo:font-size="9pt" fo:letter-spacing="normal" fo:font-style="normal" fo:font-weight="normal" officeooo:rsid="0021ed1a" style:font-size-asian="9pt" style:font-size-complex="9pt" loext:padding="0.0193in" loext:border="0.06pt solid #d9d9e3"/>
    </style:style>
    <style:style style:name="T9" style:family="text">
      <style:text-properties fo:font-variant="normal" fo:text-transform="none" fo:color="#333333" loext:opacity="100%" style:font-name="Caladea" fo:font-size="12pt" fo:letter-spacing="normal" fo:font-style="normal" fo:font-weight="normal" style:font-size-asian="12pt" style:font-size-complex="12pt"/>
    </style:style>
    <style:style style:name="T10" style:family="text">
      <style:text-properties fo:font-variant="normal" fo:text-transform="none" fo:color="#000000" loext:opacity="100%" style:font-name="Nimbus Roman" fo:font-size="12pt" fo:letter-spacing="normal" fo:font-style="normal" style:font-size-asian="12pt" style:font-size-complex="12pt"/>
    </style:style>
    <style:style style:name="T11" style:family="text">
      <style:text-properties fo:font-variant="normal" fo:text-transform="none" fo:color="#000000" loext:opacity="100%" style:font-name="Caladea" fo:font-size="12pt" fo:letter-spacing="normal" fo:font-style="normal" style:font-size-asian="12pt" style:font-size-complex="12pt"/>
    </style:style>
    <style:style style:name="T12" style:family="text">
      <style:text-properties fo:font-variant="normal" fo:text-transform="none" fo:color="#000000" loext:opacity="100%" style:font-name="Caladea"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loext:opacity="100%" style:font-name="Caladea" fo:font-size="12pt" fo:letter-spacing="normal" fo:font-style="normal" fo:font-weight="normal" officeooo:rsid="0014aa15" style:font-size-asian="12pt" style:font-weight-asian="normal" style:font-size-complex="12pt" style:font-weight-complex="normal" loext:padding="0.0193in" loext:border="0.06pt solid #d9d9e3"/>
    </style:style>
    <style:style style:name="T14" style:family="text">
      <style:text-properties fo:font-variant="normal" fo:text-transform="none" fo:color="#000000" loext:opacity="100%" style:font-name="Caladea" fo:font-size="12pt" fo:letter-spacing="normal" fo:font-style="normal" fo:font-weight="normal" officeooo:rsid="0014aa15" style:font-weight-asian="normal" style:font-weight-complex="normal"/>
    </style:style>
    <style:style style:name="T15" style:family="text">
      <style:text-properties fo:font-variant="normal" fo:text-transform="none" fo:color="#000000" loext:opacity="100%" style:font-name="Georgia" fo:font-size="10.5pt" fo:letter-spacing="normal" fo:font-style="normal" fo:font-weight="normal" officeooo:rsid="0014aa15" style:font-weight-asian="bold" style:font-weight-complex="bold" loext:padding="0.0193in" loext:border="0.06pt solid #d9d9e3"/>
    </style:style>
    <style:style style:name="T16" style:family="text">
      <style:text-properties fo:font-variant="normal" fo:text-transform="none" fo:color="#000000" loext:opacity="100%" style:font-name="Arial1" fo:font-size="9.80000019073486pt" fo:letter-spacing="normal" fo:font-style="normal" fo:font-weight="normal" style:font-size-asian="9.80000019073486pt" style:font-size-complex="9.80000019073486pt"/>
    </style:style>
    <style:style style:name="T17" style:family="text">
      <style:text-properties fo:font-variant="normal" fo:text-transform="none" fo:color="#000000" loext:opacity="100%" style:font-name="Arial1" fo:font-size="9.80000019073486pt" fo:letter-spacing="normal" fo:font-style="normal" fo:font-weight="normal" officeooo:rsid="0014aa15" style:font-size-asian="9.80000019073486pt" style:font-size-complex="9.80000019073486pt"/>
    </style:style>
    <style:style style:name="T18" style:family="text">
      <style:text-properties fo:font-variant="normal" fo:text-transform="none" fo:color="#000000" loext:opacity="100%" style:font-name="Arial1" fo:font-size="9.80000019073486pt" fo:letter-spacing="normal" fo:font-style="italic" fo:font-weight="normal" style:font-size-asian="9.80000019073486pt" style:font-size-complex="9.80000019073486pt"/>
    </style:style>
    <style:style style:name="T19" style:family="text">
      <style:text-properties fo:font-variant="normal" fo:text-transform="none" fo:color="#000000" loext:opacity="100%" style:font-name="Arial1" fo:font-size="9.80000019073486pt" fo:letter-spacing="normal" fo:font-style="italic" fo:font-weight="normal" officeooo:rsid="0014aa15" style:font-size-asian="9.80000019073486pt" style:font-size-complex="9.80000019073486pt"/>
    </style:style>
    <style:style style:name="T20" style:family="text">
      <style:text-properties fo:font-variant="normal" fo:text-transform="none" fo:color="#161616" loext:opacity="100%" fo:letter-spacing="normal" fo:font-style="normal"/>
    </style:style>
    <style:style style:name="T21" style:family="text">
      <style:text-properties fo:font-variant="normal" fo:text-transform="none" fo:color="#161616" loext:opacity="100%" fo:letter-spacing="normal" fo:font-style="normal" fo:font-weight="normal" style:font-size-asian="12pt" style:font-size-complex="12pt"/>
    </style:style>
    <style:style style:name="T22" style:family="text">
      <style:text-properties fo:font-variant="normal" fo:text-transform="none" fo:color="#161616" loext:opacity="100%" fo:letter-spacing="normal" fo:font-style="normal" fo:font-weight="normal" officeooo:rsid="0014aa15" style:font-size-asian="12pt" style:font-size-complex="12pt"/>
    </style:style>
    <style:style style:name="T23" style:family="text">
      <style:text-properties fo:font-variant="normal" fo:text-transform="none" fo:color="#161616" loext:opacity="100%" style:font-name="Manrope" fo:font-size="9.75pt" fo:letter-spacing="normal" fo:font-style="normal" fo:font-weight="normal" officeooo:rsid="0014aa15"/>
    </style:style>
    <style:style style:name="T24" style:family="text">
      <style:text-properties fo:font-variant="normal" fo:text-transform="none" fo:color="#161616" loext:opacity="100%" style:font-name="Caladea" fo:font-size="12pt" fo:letter-spacing="normal" fo:font-style="normal" fo:font-weight="normal" style:font-size-asian="12pt" style:font-size-complex="12pt"/>
    </style:style>
    <style:style style:name="T25" style:family="text">
      <style:text-properties fo:font-variant="normal" fo:text-transform="none" fo:color="#161616" loext:opacity="100%" style:font-name="Caladea" fo:font-size="12pt" fo:letter-spacing="normal" fo:font-style="normal" fo:font-weight="normal" officeooo:rsid="0014aa15" style:font-size-asian="12pt" style:font-size-complex="12pt"/>
    </style:style>
    <style:style style:name="T26" style:family="text">
      <style:text-properties fo:font-variant="normal" fo:text-transform="none" fo:color="#161616" loext:opacity="100%" style:font-name="Caladea" fo:letter-spacing="normal" fo:font-style="normal" fo:font-weight="normal" officeooo:rsid="0014aa15"/>
    </style:style>
    <style:style style:name="T27" style:family="text">
      <style:text-properties fo:font-variant="normal" fo:text-transform="none" fo:color="#2c3e50" loext:opacity="100%" fo:letter-spacing="normal" fo:font-style="normal" fo:font-weight="normal"/>
    </style:style>
    <style:style style:name="T28" style:family="text">
      <style:text-properties fo:font-variant="normal" fo:text-transform="none" fo:color="#2c3e50" loext:opacity="100%" fo:letter-spacing="normal" fo:font-style="normal" fo:font-weight="normal" officeooo:rsid="0014c996"/>
    </style:style>
    <style:style style:name="T29" style:family="text">
      <style:text-properties fo:font-variant="normal" fo:text-transform="none" fo:color="#2c3e50" loext:opacity="100%" fo:letter-spacing="normal" fo:font-style="italic" fo:font-weight="normal"/>
    </style:style>
    <style:style style:name="T30" style:family="text">
      <style:text-properties fo:font-variant="normal" fo:text-transform="none" fo:color="#2c3e50" loext:opacity="100%" style:font-name="Arial1" fo:font-size="9.80000019073486pt" fo:letter-spacing="normal" fo:font-style="normal" fo:font-weight="normal" style:font-size-asian="9.80000019073486pt" style:font-size-complex="9.80000019073486pt"/>
    </style:style>
    <style:style style:name="T31" style:family="text">
      <style:text-properties fo:font-variant="normal" fo:text-transform="none" fo:color="#2c3e50" loext:opacity="100%" style:font-name="Arial1" fo:font-size="9.80000019073486pt" fo:letter-spacing="normal" fo:font-style="normal" fo:font-weight="normal" officeooo:rsid="0014c996" style:font-size-asian="9.80000019073486pt" style:font-size-complex="9.80000019073486pt"/>
    </style:style>
    <style:style style:name="T32" style:family="text">
      <style:text-properties fo:font-variant="normal" fo:text-transform="none" fo:color="#2c3e50" loext:opacity="100%" style:font-name="Arial1" fo:font-size="9.80000019073486pt" fo:letter-spacing="normal" fo:font-style="italic" fo:font-weight="normal" style:font-size-asian="9.80000019073486pt" style:font-size-complex="9.80000019073486pt"/>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letter-spacing="normal" fo:font-style="normal" fo:font-weight="normal" officeooo:rsid="0013ebb1"/>
    </style:style>
    <style:style style:name="T35" style:family="text">
      <style:text-properties fo:font-variant="normal" fo:text-transform="none" fo:letter-spacing="normal" fo:font-style="normal" fo:font-weight="normal" officeooo:rsid="0014aa15"/>
    </style:style>
    <style:style style:name="T36" style:family="text">
      <style:text-properties fo:font-variant="normal" fo:text-transform="none" fo:letter-spacing="normal" fo:font-style="italic" fo:font-weight="normal"/>
    </style:style>
    <style:style style:name="T37" style:family="text">
      <style:text-properties fo:font-variant="normal" fo:text-transform="none" fo:letter-spacing="normal" fo:font-style="italic" fo:font-weight="normal" officeooo:rsid="0013ebb1"/>
    </style:style>
    <style:style style:name="T38" style:family="text">
      <style:text-properties fo:font-variant="normal" fo:text-transform="none" fo:letter-spacing="normal" fo:font-style="italic" fo:font-weight="normal" officeooo:rsid="0014aa15"/>
    </style:style>
    <style:style style:name="T39" style:family="text">
      <style:text-properties fo:font-variant="normal" fo:text-transform="none" style:font-name="Arial1" fo:font-size="9.80000019073486pt" fo:letter-spacing="normal" fo:font-style="normal" fo:font-weight="normal" officeooo:rsid="0013ebb1" style:font-size-asian="9.80000019073486pt" style:font-size-complex="9.80000019073486pt"/>
    </style:style>
    <style:style style:name="T40" style:family="text">
      <style:text-properties fo:font-variant="normal" fo:text-transform="none" style:font-name="Arial1" fo:font-size="9.80000019073486pt" fo:letter-spacing="normal" fo:font-style="italic" fo:font-weight="normal" officeooo:rsid="0013ebb1" style:font-size-asian="9.80000019073486pt" style:font-size-complex="9.80000019073486pt"/>
    </style:style>
    <style:style style:name="T41" style:family="text">
      <style:text-properties fo:font-variant="normal" fo:text-transform="none" fo:color="#ff0000" loext:opacity="100%" style:font-name="Caladea" fo:font-size="8pt" fo:letter-spacing="normal" fo:font-style="normal" fo:font-weight="normal" officeooo:rsid="0014aa15" style:font-size-asian="8pt" style:font-size-complex="8pt"/>
    </style:style>
    <style:style style:name="T42" style:family="text">
      <style:text-properties fo:font-variant="normal" fo:text-transform="none" fo:color="#ff0000" loext:opacity="100%" style:font-name="sans-serif" fo:font-size="8pt" fo:letter-spacing="normal" fo:font-style="normal" fo:font-weight="normal" officeooo:rsid="0014aa15" style:font-size-asian="8pt" style:font-size-complex="8pt"/>
    </style:style>
    <style:style style:name="T43" style:family="text">
      <style:text-properties fo:font-variant="normal" fo:text-transform="none" fo:color="#ff0000" loext:opacity="100%" fo:font-size="8pt" fo:letter-spacing="normal" fo:font-style="normal" fo:font-weight="normal" officeooo:rsid="0014aa15" style:font-size-asian="8pt" style:font-size-complex="8pt"/>
    </style:style>
    <style:style style:name="T44" style:family="text">
      <style:text-properties fo:font-variant="normal" fo:text-transform="none" fo:color="#ff0000" loext:opacity="100%" style:text-line-through-style="none" style:text-line-through-type="none" style:font-name="sans-serif" fo:font-size="8pt" fo:letter-spacing="normal" fo:font-style="normal" style:text-underline-style="none" fo:font-weight="normal" officeooo:rsid="0014aa15" style:text-blinking="false" fo:background-color="#ffffff" loext:char-shading-value="0" style:font-size-asian="8pt" style:font-size-complex="8pt"/>
    </style:style>
    <style:style style:name="T45" style:family="text">
      <style:text-properties fo:font-variant="normal" fo:text-transform="none" fo:color="#212529" loext:opacity="100%" style:font-name="Caladea" fo:letter-spacing="normal" fo:font-style="normal" fo:font-weight="normal"/>
    </style:style>
    <style:style style:name="T46" style:family="text">
      <style:text-properties fo:font-variant="normal" fo:text-transform="none" fo:color="#212529" loext:opacity="100%" style:font-name="Caladea" fo:font-size="12pt" fo:letter-spacing="normal" fo:font-style="normal" fo:font-weight="normal" officeooo:rsid="0014aa15" style:font-size-asian="12pt" style:font-weight-asian="normal" style:font-size-complex="12pt" style:font-weight-complex="normal" loext:padding="0.0193in" loext:border="0.06pt solid #d9d9e3"/>
    </style:style>
    <style:style style:name="T47" style:family="text">
      <style:text-properties fo:font-variant="normal" fo:text-transform="none" style:font-name="Caladea" fo:font-size="12pt" fo:letter-spacing="normal" fo:font-style="normal" fo:font-weight="normal" style:font-size-asian="12pt" style:font-weight-asian="normal" style:font-size-complex="12pt" style:font-weight-complex="normal"/>
    </style:style>
    <style:style style:name="T48" style:family="text">
      <style:text-properties fo:font-variant="normal" fo:text-transform="none" style:font-name="Caladea" fo:font-size="12pt" fo:letter-spacing="normal" fo:font-style="normal" fo:font-weight="normal" officeooo:rsid="0014aa15" style:font-size-asian="12pt" style:font-weight-asian="normal" style:font-size-complex="12pt" style:font-weight-complex="normal" loext:padding="0.0193in" loext:border="0.06pt solid #d9d9e3"/>
    </style:style>
    <style:style style:name="T49" style:family="text">
      <style:text-properties fo:font-variant="normal" fo:text-transform="none" style:font-name="Caladea" fo:font-size="12pt" fo:letter-spacing="normal" fo:font-style="normal" fo:font-weight="normal" style:font-size-asian="12pt" style:font-size-complex="12pt"/>
    </style:style>
    <style:style style:name="T50" style:family="text">
      <style:text-properties fo:font-variant="normal" fo:text-transform="none" style:font-name="Caladea" fo:font-size="12pt" fo:letter-spacing="normal" fo:font-weight="normal" style:font-size-asian="12pt" style:font-weight-asian="normal" style:font-size-complex="12pt" style:font-weight-complex="normal"/>
    </style:style>
    <style:style style:name="T51" style:family="text">
      <style:text-properties fo:letter-spacing="normal" fo:font-style="italic" fo:font-weight="normal"/>
    </style:style>
    <style:style style:name="T52" style:family="text">
      <style:text-properties fo:font-weight="normal" officeooo:rsid="0014aa15" style:font-weight-asian="normal" style:font-weight-complex="normal" loext:padding="0.0193in" loext:border="0.06pt solid #d9d9e3"/>
    </style:style>
    <style:style style:name="T53" style:family="text">
      <style:text-properties fo:font-size="10pt" fo:font-weight="normal" officeooo:rsid="0013ebb1" style:font-size-asian="10pt" style:font-weight-asian="normal" style:font-size-complex="10pt" style:font-weight-complex="normal" loext:padding="0.0193in" loext:border="0.06pt solid #d9d9e3"/>
    </style:style>
    <style:style style:name="T54" style:family="text">
      <style:text-properties fo:font-weight="bold" style:font-weight-asian="bold" style:font-weight-complex="bold"/>
    </style:style>
    <style:style style:name="T55" style:family="text">
      <style:text-properties fo:font-weight="bold" officeooo:rsid="0014aa15" style:font-weight-asian="bold" style:font-weight-complex="bold" loext:padding="0.0193in" loext:border="0.06pt solid #d9d9e3"/>
    </style:style>
    <style:style style:name="T56" style:family="text">
      <style:text-properties fo:font-weight="bold" officeooo:rsid="0014c996" style:font-weight-asian="bold" style:font-weight-complex="bold" loext:padding="0.0193in" loext:border="0.06pt solid #d9d9e3"/>
    </style:style>
    <style:style style:name="T57" style:family="text">
      <style:text-properties officeooo:rsid="0014aa15" style:font-weight-asian="normal" style:font-weight-complex="normal" loext:padding="0.0193in" loext:border="0.06pt solid #d9d9e3"/>
    </style:style>
    <style:style style:name="T58" style:family="text">
      <style:text-properties fo:color="#000000" loext:opacity="100%" style:font-name="Nimbus Roman" fo:font-size="12pt" style:font-size-asian="12pt" style:font-size-complex="12pt"/>
    </style:style>
    <style:style style:name="T59" style:family="text">
      <style:text-properties fo:color="#000000" loext:opacity="100%" style:font-name="Caladea" fo:font-size="12pt" style:font-size-asian="12pt" style:font-size-complex="12pt"/>
    </style:style>
    <style:style style:name="T60" style:family="text">
      <style:text-properties fo:color="#000000" loext:opacity="100%" style:font-name="Arial1" fo:font-size="9.80000019073486pt" officeooo:rsid="0014aa15" style:font-size-asian="9.80000019073486pt" style:font-size-complex="9.80000019073486pt"/>
    </style:style>
    <style:style style:name="T61" style:family="text">
      <style:text-properties fo:color="#000000" loext:opacity="100%" style:font-name="Arial1" fo:font-size="9.80000019073486pt" fo:letter-spacing="normal" fo:font-style="italic" fo:font-weight="normal" officeooo:rsid="0014aa15" style:font-size-asian="9.80000019073486pt" style:font-size-complex="9.80000019073486pt"/>
    </style:style>
    <style:style style:name="T62" style:family="text">
      <style:text-properties fo:color="#000000" loext:opacity="100%" fo:font-weight="bold" officeooo:rsid="0014c996" style:font-weight-asian="bold" style:font-weight-complex="bold" loext:padding="0.0193in" loext:border="0.06pt solid #d9d9e3"/>
    </style:style>
    <style:style style:name="T63" style:family="text">
      <style:text-properties fo:color="#000000" loext:opacity="100%" fo:font-weight="normal" officeooo:rsid="0014c996" style:font-weight-asian="normal" style:font-weight-complex="normal" loext:padding="0.0193in" loext:border="0.06pt solid #d9d9e3"/>
    </style:style>
    <style:style style:name="T64" style:family="text">
      <style:text-properties style:font-name="Caladea"/>
    </style:style>
    <style:style style:name="T65" style:family="text">
      <style:text-properties style:font-name="Caladea" fo:font-weight="normal" style:font-weight-asian="normal" style:font-weight-complex="normal"/>
    </style:style>
    <style:style style:name="T66" style:family="text">
      <style:text-properties style:font-name="Caladea" fo:font-weight="normal" officeooo:rsid="0014aa15" style:font-weight-asian="normal" style:font-weight-complex="normal" loext:padding="0.0193in" loext:border="0.06pt solid #d9d9e3"/>
    </style:style>
    <style:style style:name="T67" style:family="text">
      <style:text-properties style:font-name="Caladea" fo:font-weight="normal" style:font-weight-asian="normal" style:font-weight-complex="normal" loext:padding="0.0193in" loext:border="0.06pt solid #d9d9e3"/>
    </style:style>
    <style:style style:name="T68" style:family="text">
      <style:text-properties style:font-name="Caladea" fo:font-weight="normal" officeooo:rsid="0015b85a" style:font-weight-asian="normal" style:font-weight-complex="normal"/>
    </style:style>
    <style:style style:name="T69" style:family="text">
      <style:text-properties style:font-name="Caladea" fo:font-weight="normal" officeooo:rsid="001c1423" style:font-weight-asian="normal" style:font-weight-complex="normal"/>
    </style:style>
    <style:style style:name="T70" style:family="text">
      <style:text-properties style:font-name="Caladea" fo:font-size="12pt" fo:font-weight="normal" style:font-size-asian="12pt" style:font-weight-asian="normal" style:font-size-complex="12pt" style:font-weight-complex="normal"/>
    </style:style>
    <style:style style:name="T71" style:family="text">
      <style:text-properties style:font-name="Caladea" fo:font-size="12pt" fo:font-weight="normal" officeooo:rsid="0014aa15" style:font-size-asian="12pt" style:font-weight-asian="normal" style:font-size-complex="12pt" style:font-weight-complex="normal" loext:padding="0.0193in" loext:border="0.06pt solid #d9d9e3"/>
    </style:style>
    <style:style style:name="T72" style:family="text">
      <style:text-properties officeooo:rsid="0014aa15"/>
    </style:style>
    <style:style style:name="T73" style:family="text">
      <style:text-properties officeooo:rsid="0014aa15" style:font-weight-asian="bold" style:font-weight-complex="bold" loext:padding="0.0193in" loext:border="0.06pt solid #d9d9e3"/>
    </style:style>
    <style:style style:name="T74" style:family="text">
      <style:text-properties officeooo:rsid="0013ebb1" style:font-weight-asian="bold" style:font-weight-complex="bold" loext:padding="0.0193in" loext:border="0.06pt solid #d9d9e3"/>
    </style:style>
    <style:style style:name="T75" style:family="text">
      <style:text-properties officeooo:rsid="0014c996" style:font-weight-asian="bold" style:font-weight-complex="bold" loext:padding="0.0193in" loext:border="0.06pt solid #d9d9e3"/>
    </style:style>
    <style:style style:name="T76" style:family="text">
      <style:text-properties officeooo:rsid="0014c996"/>
    </style:style>
    <style:style style:name="T77" style:family="text">
      <style:text-properties fo:color="#222222" loext:opacity="100%" style:font-name="Arial" fo:font-size="9.75pt" fo:letter-spacing="normal" fo:font-style="italic" fo:font-weight="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41391028" text:style-name="L1">
        <text:list-item>
          <text:p text:style-name="P28">Introduction to Neural Networks</text:p>
        </text:list-item>
      </text:list>
      <text:p text:style-name="P24"><text:span text:style-name="T7"><text:tab/></text:span><text:span text:style-name="T8">According to (Kevin Gurney 1997) </text:span><text:span text:style-name="T7">A neural network is an interconnected assembly of simple processing elements, units or nodes, whose functionality is loosely based on the animal neuron. The processing ability of the network is stored in the interunit connection strengths, or weights, obtained by a process of adaptation to, or learning from, a set of training patterns.</text:span><text:span text:style-name="T6"> </text:span></text:p>
      <text:list xml:id="list1684651317" text:style-name="L2">
        <text:list-item>
          <text:list>
            <text:list-item>
              <text:p text:style-name="P34">Brief history and background</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Table_20_Heading">Stage</text:p>
            </table:table-cell>
            <table:table-cell table:style-name="Table1.B1" office:value-type="string">
              <text:p text:style-name="Table_20_Heading">Development</text:p>
            </table:table-cell>
          </table:table-row>
        </table:table-header-rows>
        <table:table-row>
          <table:table-cell table:style-name="Table1.A2" office:value-type="string">
            <text:p text:style-name="Table_20_Contents">Early Development</text:p>
          </table:table-cell>
          <table:table-cell table:style-name="Table1.B2" office:value-type="string">
            <text:p text:style-name="Table_20_Contents">Neural networks were first proposed in the 1940s as models of artificial neurons.</text:p>
          </table:table-cell>
        </table:table-row>
        <table:table-row>
          <table:table-cell table:style-name="Table1.A2" office:value-type="string">
            <text:p text:style-name="Table_20_Contents">Perceptron</text:p>
          </table:table-cell>
          <table:table-cell table:style-name="Table1.B2" office:value-type="string">
            <text:p text:style-name="Table_20_Contents">The Perceptron, an early learning neural network, was introduced in the late 1950s.</text:p>
          </table:table-cell>
        </table:table-row>
        <table:table-row>
          <table:table-cell table:style-name="Table1.A2" office:value-type="string">
            <text:p text:style-name="Table_20_Contents">Limitations and Frustration</text:p>
          </table:table-cell>
          <table:table-cell table:style-name="Table1.B2" office:value-type="string">
            <text:p text:style-name="Table_20_Contents">In the 1960s, challenges and limitations of single-layer perceptrons were highlighted, leading to a decline in interest.</text:p>
          </table:table-cell>
        </table:table-row>
        <table:table-row>
          <table:table-cell table:style-name="Table1.A2" office:value-type="string">
            <text:p text:style-name="Table_20_Contents">Renewed Interest</text:p>
          </table:table-cell>
          <table:table-cell table:style-name="Table1.B2" office:value-type="string">
            <text:p text:style-name="Table_20_Contents">In the 1980s, contributions by researchers like Kohonen and Hopfield reignited interest in neural networks.</text:p>
          </table:table-cell>
        </table:table-row>
        <table:table-row>
          <table:table-cell table:style-name="Table1.A2" office:value-type="string">
            <text:p text:style-name="Table_20_Contents">Backpropagation Algorithm</text:p>
          </table:table-cell>
          <table:table-cell table:style-name="Table1.B2" office:value-type="string">
            <text:p text:style-name="Table_20_Contents">In the 1980s, the rediscovery of the backpropagation algorithm revolutionized neural network training.</text:p>
          </table:table-cell>
        </table:table-row>
        <table:table-row>
          <table:table-cell table:style-name="Table1.A2" office:value-type="string">
            <text:p text:style-name="Table_20_Contents">Modern Advancements</text:p>
          </table:table-cell>
          <table:table-cell table:style-name="Table1.B2" office:value-type="string">
            <text:p text:style-name="Table_20_Contents">In recent years, neural networks have made significant progress, attracting attention and funding for further research.</text:p>
          </table:table-cell>
        </table:table-row>
      </table:table>
      <text:list xml:id="list182530355214700" text:continue-numbering="true" text:style-name="L2">
        <text:list-item>
          <text:list>
            <text:list-header>
              <text:p text:style-name="P33"/>
            </text:list-header>
          </text:list>
        </text:list-item>
      </text:list>
      <text:list xml:id="list2142518553" text:style-name="L3">
        <text:list-item>
          <text:list>
            <text:list-item>
              <text:p text:style-name="P41">Why Neural Networks ?</text:p>
              <text:p text:style-name="P50"><text:span text:style-name="T53">= </text:span>Historical Motivations: Neural networks have two historical roots:</text:p>
              <text:p text:style-name="P51"><text:span text:style-name="T1">1. </text:span>Understanding the Brain: </text:p>
              <text:list text:style-name="L4">
                <text:list-header>
                  <text:p text:style-name="P54">Researchers have been driven by a desire to comprehend the principles underlying the human brain.</text:p>
                </text:list-header>
              </text:list>
              <text:p text:style-name="P53"/>
              <text:p text:style-name="P51"><text:span text:style-name="T1">2. </text:span>Overcoming Computational Limitations: </text:p>
              <text:list text:style-name="L4" text:continue-numbering="true">
                <text:list-header>
                  <text:p text:style-name="P54">There is a need for machines that can perform complex tasks beyond the capabilities of sequential, programmable computers.</text:p>
                </text:list-header>
              </text:list>
              <text:p text:style-name="P50"/>
              <text:p text:style-name="P52"><text:span text:style-name="T1">3. </text:span>Focus on Complex Tasks: </text:p>
              <text:list text:style-name="L4" text:continue-numbering="true">
                <text:list-header>
                  <text:p text:style-name="P55">The recent surge of interest in neural networks and "neural computing" is primarily driven by the desire to build machines capable of tackling complex tasks.</text:p>
                </text:list-header>
              </text:list>
              <text:p text:style-name="P52"><text:span text:style-name="T1">4. </text:span>Advantages over Traditional Computers: </text:p>
              <text:list text:style-name="L4" text:continue-numbering="true">
                <text:list-header>
                  <text:p text:style-name="P55">Neural networks offer advantages in handling tasks that are not well-suited for traditional programmable computers, as conceived by Babbage and von Neumann.</text:p>
                </text:list-header>
              </text:list>
            </text:list-item>
          </text:list>
        </text:list-item>
      </text:list>
      <text:list xml:id="list182531146549726" text:continue-list="list2241391028" text:style-name="L1">
        <text:list-item>
          <text:list>
            <text:list-item>
              <text:p text:style-name="P35"><text:soft-page-break/>Basic concepts of artificial neurons and neural networks :</text:p>
              <text:p text:style-name="P35"/>
            </text:list-item>
          </text:list>
        </text:list-item>
      </text:list>
      <text:list xml:id="list1675185799" text:style-name="L5">
        <text:list-item>
          <text:list>
            <text:list-header>
              <text:p text:style-name="P58">Historical Development: </text:p>
              <text:list>
                <text:list-header>
                  <text:p text:style-name="P58">A wave of interest in neural networks emerged after the introduction of simplified neurons by McCulloch and Pitts in 1943.</text:p>
                </text:list-header>
              </text:list>
              <text:p text:style-name="P56"/>
              <text:p text:style-name="P57">Artificial Neurons: </text:p>
              <text:list text:style-name="L6" text:continue-numbering="true">
                <text:list-header>
                  <text:p text:style-name="P59">Artificial neurons, also known as nodes, are the fundamental processing elements of neural networks. They are computational models inspired by natural neurons.</text:p>
                </text:list-header>
              </text:list>
              <text:p text:style-name="P57">Neural Signal Processing: </text:p>
              <text:list text:style-name="L6" text:continue-numbering="true">
                <text:list-header>
                  <text:p text:style-name="P59">Artificial neurons receive input signals through synapses, similar to natural neurons receiving signals through dendrites or membranes.</text:p>
                </text:list-header>
              </text:list>
              <text:p text:style-name="P57">Activation Threshold: </text:p>
              <text:list text:style-name="L6" text:continue-numbering="true">
                <text:list-header>
                  <text:p text:style-name="P59">If the input signals surpass a certain threshold, the artificial neuron is activated and emits an output signal through its axon.</text:p>
                </text:list-header>
              </text:list>
              <text:p text:style-name="P57">Signal Transmission: </text:p>
              <text:list text:style-name="L6" text:continue-numbering="true">
                <text:list-header>
                  <text:p text:style-name="P59">The output signal from one artificial neuron can be transmitted to other neurons through synapses, simulating the interconnected nature of natural neural networks.</text:p>
                </text:list-header>
              </text:list>
            </text:list-header>
          </text:list>
        </text:list-item>
      </text:list>
      <text:p text:style-name="P7"/>
      <text:p text:style-name="P7"/>
      <text:p text:style-name="P7"/>
      <text:p text:style-name="P7"/>
      <text:list xml:id="list182530155248060" text:continue-list="list182531146549726" text:style-name="L1">
        <text:list-item>
          <text:p text:style-name="P60">Neural Network Architectures</text:p>
        </text:list-item>
      </text:list>
      <text:list text:style-name="L7">
        <text:list-item>
          <text:list>
            <text:list-item>
              <text:p text:style-name="P38">Feedforward Neural Networks (Multilayer Perceptron)</text:p>
              <text:p text:style-name="P62">=<text:span text:style-name="T58"> </text:span><text:span text:style-name="T59">Feedforward Artificial Neural Network</text:span><text:span text:style-name="T58">(</text:span><text:span text:style-name="T11">FANN) is an information processing technique that can provide meaningful answers even when the data to be processed include errors or are incomplete, and can process information extremely rapidly when applied to solve real world problems</text:span><text:span text:style-name="T10">.</text:span></text:p>
              <text:p text:style-name="P62"/>
            </text:list-item>
            <text:list-item>
              <text:p text:style-name="P38"><text:soft-page-break/>Recurrent Neural Networks (RNNs)</text:p>
              <text:p text:style-name="P61"><text:span text:style-name="T55">= </text:span><text:span text:style-name="T15">Recurrent networks are the state of the art in nonlinear time series prediction, system identification, and temporal pattern classification. A simple recurrent neural network could be constructed by a modification of the multilayered feed-forward network with the addition of a ‘context layer’. The context layer is added to the structure, which retains information between observations.</text:span></text:p>
              <text:p text:style-name="P61"/>
            </text:list-item>
            <text:list-item>
              <text:p text:style-name="P38">Convolutional Neural Networks (CNNs)</text:p>
              <text:p text:style-name="P61"><text:span text:style-name="T55">= </text:span><text:span text:style-name="Strong_20_Emphasis"><text:span text:style-name="T12">Convolutional Neural Networks (CNN) </text:span></text:span><text:span text:style-name="T12">are used for </text:span><text:span text:style-name="Strong_20_Emphasis"><text:span text:style-name="T12">facial recognition and image processing.</text:span></text:span><text:span text:style-name="T12"> Large number of pictures are fed into the database for training a neural network. The collected images are further processed for training. Sampling layers in CNN are used for proper evaluations. Models are optimized for accurate recognition results. </text:span></text:p>
              <text:p text:style-name="P61"/>
            </text:list-item>
            <text:list-item>
              <text:p text:style-name="P38">Generative Adversarial Networks (GANs)</text:p>
              <text:p text:style-name="P47"><text:span text:style-name="T73">= </text:span><text:span text:style-name="T9">Generative adversarial networks (GANs) provide a way to learn deep representations without extensively annotated training data. They achieve this by deriving backpropagation signals through a competitive process involving a pair of networks. The representations that can be learned by GANs may be used in a variety of applications, including image synthesis, semantic image editing, style transfer, image superresolution, and classification</text:span></text:p>
              <text:p text:style-name="P38"/>
            </text:list-item>
            <text:list-item>
              <text:p text:style-name="P38">Radial Basis Function Networks (RBFNs)</text:p>
              <text:p text:style-name="P61"><text:span text:style-name="T55">= </text:span>The Radial Basis Function (RBF) network is a three-layer feed-forward network that uses a linear transfer function for the output units and a nonlinear transfer function (normally the Gaussian) for the hidden layer neurons (Chen, Cowan and Grant, 1991)</text:p>
            </text:list-item>
          </text:list>
        </text:list-item>
      </text:list>
      <text:p text:style-name="P18"/>
      <text:p text:style-name="P18"/>
      <text:list xml:id="list182531503139947" text:continue-list="list182530155248060" text:style-name="L1">
        <text:list-item>
          <text:p text:style-name="P29">Training and <text:span text:style-name="T1">Neural Networks Learning Algorithms</text:span></text:p>
          <text:list>
            <text:list-item>
              <text:p text:style-name="P36">Backpropagation <text:span text:style-name="T1">Learning</text:span></text:p>
              <text:p text:style-name="P63">= In neural networks, the backpropagation algorithm is a crucial learning algorithm. By computing the partial derivatives of the error with respect to each weight, it requires modifying the network's weights. The error lowers toward a local minimum by weighting the negative of these derivatives. </text:p>
            </text:list-item>
            <text:list-item>
              <text:p text:style-name="P42">Hebbian Learning</text:p>
              <text:p text:style-name="P63"><text:soft-page-break/>= Hebbian Learning, which modifies synaptic connections between neurons based on their activation patterns, is a key idea in connectionism. According to Hebb's 1949 theory of Hebbian Learning, the connection between presynaptic and postsynaptic neurons gets stronger when they are stimulated repeatedly. </text:p>
            </text:list-item>
            <text:list-item>
              <text:p text:style-name="P42">Perceptron Learning</text:p>
              <text:p text:style-name="P26"><text:span text:style-name="T52">= </text:span>The perceptron is a single layer neural network whose weights and biases could be trained to produce a correct target vector when presented with the corresponding input vector. The training technique used is called the perceptronlearning rule. Perceptrons are especially suited for simple problems in pattern classification.</text:p>
              <text:p text:style-name="P26"/>
              <text:p text:style-name="P65">TRAINING : </text:p>
            </text:list-item>
            <text:list-item>
              <text:p text:style-name="P48"><text:span text:style-name="T74">Choosing the number of neurons:<text:line-break/></text:span><text:span text:style-name="T52">= </text:span><text:span text:style-name="T14">The number of hidden neurons affects how well the network is able to separate the data. A large number of hidden neurons will ensure correct learning, and the network is able to correctly predict the data it has been trained on, but its performance on new data, its ability to generalize, is compromised.</text:span></text:p>
              <text:p text:style-name="P48"/>
            </text:list-item>
            <text:list-item>
              <text:p text:style-name="P35">Regularization methods (dropout, weight decay)</text:p>
              <text:p text:style-name="P26"><text:span text:style-name="T55">= </text:span>The learning algorithm uses a steepest descent technique, which rolls straight downhill in weight space until the first valley is reached. This makes the choice of initial starting point in the multidimensional weight space critical. However, there are no recommended rules for this selection except trying several different starting weight values to see if the network results are improved.</text:p>
            </text:list-item>
            <text:list-item>
              <text:p text:style-name="P35">Learning rate and convergence considerations</text:p>
              <text:p text:style-name="P26"><text:span text:style-name="T55">= </text:span>Learning rate effectively controls the size of the step that is taken in multidimensional weight space when each weight is modified. If the selected learning rate is too large, then the local minimum may be overstepped constantly, resulting in oscillations and slow convergence to the lower error state. If the learning rate is too low, the number of iterations required may be too large, resulting in slow performance.</text:p>
              <text:p text:style-name="P26"/>
            </text:list-item>
          </text:list>
        </text:list-item>
        <text:list-item>
          <text:p text:style-name="P28">Deep Learning</text:p>
          <text:list>
            <text:list-item>
              <text:p text:style-name="P35">Deep neural networks and their advantages</text:p>
              <text:p text:style-name="P26"><text:span text:style-name="T52">= </text:span><text:span text:style-name="T13">Deep learning is a subset of machine learning that uses artificial neural networks (ANNs) to model and solve complex problems. It is based on the idea of building artificial neural networks with multiple layers, called deep neural networks, that can learn hierarchical representations of the data.</text:span></text:p>
              <text:p text:style-name="P26"/>
              <text:p text:style-name="P63">Advantages : </text:p>
              <text:p text:style-name="P66"><text:soft-page-break/>a) Automatic feature learning: </text:p>
              <text:list>
                <text:list-header>
                  <text:p text:style-name="P66">Deep learning algorithms can learn features automatically from data, eliminating the need for manual feature engineering. This is particularly beneficial in tasks like image recognition where defining features is challenging. </text:p>
                </text:list-header>
              </text:list>
              <text:p text:style-name="P66">b) Handling large and complex data: </text:p>
              <text:list text:continue-numbering="true">
                <text:list-header>
                  <text:p text:style-name="P66">Deep learning algorithms can handle large and complex datasets that would be difficult for traditional machine learning algorithms to process. This makes it a useful tool for extracting insights from big data. </text:p>
                </text:list-header>
              </text:list>
              <text:p text:style-name="P66">c) Improved performance: </text:p>
              <text:list text:continue-numbering="true">
                <text:list-header>
                  <text:p text:style-name="P66">Deep learning algorithms have been shown to achieve state-of-the-art performance on a wide range of problems, including image and speech recognition, natural language processing, and computer vision. </text:p>
                </text:list-header>
              </text:list>
              <text:p text:style-name="P66">d) Handling non-linear relationships: </text:p>
              <text:list text:continue-numbering="true">
                <text:list-header>
                  <text:p text:style-name="P66">Deep learning can uncover non-linear relationships in data that would be difficult to detect through traditional methods. </text:p>
                </text:list-header>
              </text:list>
              <text:p text:style-name="P66">e) Handling structured and unstructured data: </text:p>
              <text:list text:continue-numbering="true">
                <text:list-header>
                  <text:p text:style-name="P66">Deep learning algorithms can handle both structured and unstructured data such as images, text, and audio. </text:p>
                </text:list-header>
              </text:list>
              <text:p text:style-name="P66">f) Predictive modeling: </text:p>
              <text:list text:continue-numbering="true">
                <text:list-header>
                  <text:p text:style-name="P66">Deep learning can be used to make predictions about future events or trends, which can help organizations plan for the future and make strategic decisions.</text:p>
                </text:list-header>
              </text:list>
            </text:list-item>
          </text:list>
        </text:list-item>
      </text:list>
      <text:p text:style-name="P22"/>
      <text:p text:style-name="P22"/>
      <text:p text:style-name="P22"/>
      <text:p text:style-name="P22"/>
      <text:p text:style-name="P22"/>
      <text:list xml:id="list182531088406347" text:continue-numbering="true" text:style-name="L1">
        <text:list-item>
          <text:list>
            <text:list-item>
              <text:p text:style-name="P35">Deep learning architectures</text:p>
              <text:p text:style-name="P68"><text:span text:style-name="T57">= </text:span><text:bookmark text:name="deep-belief-networks"/><text:span text:style-name="T57">1) </text:span><text:span text:style-name="T20">Deep belief networks :</text:span></text:p>
            </text:list-item>
          </text:list>
        </text:list-item>
      </text:list>
      <text:p text:style-name="P1"><text:span text:style-name="T21"><text:tab/><text:tab/><text:tab/>The DBN is a typical network architecture, but includes a novel training <text:tab/><text:tab/><text:tab/><text:tab/>algorithm. The DBN is a multilayer network (typically deep and including many hidden <text:tab/><text:tab/>layers) in which each pair of connected layers is an RBM</text:span><text:span text:style-name="T22">(</text:span><text:span text:style-name="T23">restricted Boltzmann machine</text:span><text:span text:style-name="T22">)</text:span><text:span text:style-name="T21">.</text:span></text:p>
      <text:p text:style-name="P20"><text:span text:style-name="T24"><text:tab/><text:tab/></text:span><text:span text:style-name="T41">Note : </text:span><text:span text:style-name="T42">A restricted Boltzmann machine</text:span><text:span text:style-name="T43"> </text:span><text:span text:style-name="T42">(RBM) is a </text:span><text:a xlink:type="simple" xlink:href="https://en.wikipedia.org/wiki/Generative_model" text:style-name="Internet_20_link" text:visited-style-name="Visited_20_Internet_20_Link"><text:span text:style-name="T44">generative</text:span></text:a><text:span text:style-name="T43"> </text:span><text:a xlink:type="simple" xlink:href="https://en.wikipedia.org/wiki/Artificial_neural_network" text:style-name="Internet_20_link" text:visited-style-name="Visited_20_Internet_20_Link"><text:span text:style-name="T44">artificial neural network</text:span></text:a><text:span text:style-name="T43"> </text:span><text:span text:style-name="T42">that can learn a </text:span><text:a xlink:type="simple" xlink:href="https://en.wikipedia.org/wiki/Probability_distribution" text:style-name="Internet_20_link" text:visited-style-name="Visited_20_Internet_20_Link"><text:span text:style-name="T44">probability <text:tab/><text:tab/><text:tab/><text:tab/>distribution</text:span></text:a><text:span text:style-name="T43"> </text:span><text:span text:style-name="T42">over its set of inputs.</text:span></text:p>
      <text:p text:style-name="P20"><text:soft-page-break/><text:span text:style-name="T24"><text:tab/></text:span><text:span text:style-name="T25"><text:tab/>2) Autoencoders :<text:line-break/><text:tab/><text:tab/><text:tab/></text:span><text:span text:style-name="T26">Autoencoders (AEs) are common deep models in unsupervised learning [4]. <text:tab/><text:tab/><text:tab/>They aim to represent high-dimensional data through the low-dimensional latent layer, <text:tab/><text:tab/>a.k.a. bottleneck vector or code.</text:span></text:p>
      <text:list xml:id="list182530479091261" text:continue-numbering="true" text:style-name="L1">
        <text:list-item>
          <text:list>
            <text:list-item>
              <text:p text:style-name="P35">Transfer learning and pre-trained models</text:p>
              <text:p text:style-name="P26"><text:span text:style-name="T66">= </text:span>Transfer learning is proposed to learn knowledge from a completed model, while improving the training of new models for different tasks. Based on existing knowledge, transfer learning speeds up the development of the new models even when their domains or learning tasks are different.</text:p>
            </text:list-item>
            <text:list-item>
              <text:p text:style-name="P35">Deep reinforcement learning</text:p>
              <text:p text:style-name="P26"><text:span text:style-name="T66">= </text:span><text:span text:style-name="T64">Deep reinforcement learning is poised to revolutionise the field of AI and represents a step towards building autonomous systems with a higher level understanding of the visual world. Currently, deep learning is enabling reinforcement learning to scale to problems that were previously intractable, such as learning to play video games directly from pixels. Deep reinforcement learning algorithms are also applied to robotics, allowing control policies for robots to be learned directly from camera inputs in the real world.</text:span></text:p>
            </text:list-item>
            <text:list-item>
              <text:p text:style-name="P37">Applications of deep learning </text:p>
              <text:p text:style-name="P69"><text:span text:style-name="T72">=</text:span> <text:span text:style-name="T72">C</text:span>omputer visio<text:span text:style-name="T72">n </text:span>:</text:p>
            </text:list-item>
          </text:list>
        </text:list-item>
      </text:list>
      <text:list text:style-name="L8">
        <text:list-item>
          <text:list>
            <text:list-header>
              <text:p text:style-name="P73"><text:span text:style-name="T67"><text:s/><text:tab/></text:span><text:span text:style-name="T45">Most artificial intelligence applications have been developed on the shoulders of <text:tab/>computer vision, and deep learning has made significant advancements in <text:tab/>computer vision, including object detection, image classification, and image <text:tab/>segmentation.</text:span><text:span text:style-name="T67"><text:line-break/></text:span><text:span text:style-name="T66">=</text:span><text:span text:style-name="T71"> </text:span><text:span text:style-name="T48">Cybersecurity</text:span><text:span text:style-name="T67"> :</text:span></text:p>
            </text:list-header>
          </text:list>
        </text:list-item>
      </text:list>
      <text:list xml:id="list182529914039123" text:continue-list="list182530479091261" text:style-name="L1">
        <text:list-item>
          <text:list>
            <text:list-item>
              <text:list>
                <text:list-header>
                  <text:p text:style-name="P67">Cybersecurity also uses deep learning to improve threat detection and response. Cybersecurity threats are becoming increasingly sophisticated, and traditional rule-based approaches are insufficient to detect and prevent attacks. Deep learning algorithms can analyze large volumes of data to identify patterns and anomalies that may indicate a security breach or attack.</text:p>
                </text:list-header>
              </text:list>
              <text:p text:style-name="P26"><text:span text:style-name="T66">= N</text:span><text:span text:style-name="T67">atural language processin</text:span><text:span text:style-name="T66">g :</text:span></text:p>
              <text:list text:continue-numbering="true">
                <text:list-header>
                  <text:p text:style-name="P26"><text:span text:style-name="T46">Natural language processing (NLP) is the field of study that focuses on the interaction between human language and computers. Deep learning has transformed the field of NLP, enabling computers to interpret and respond to human language. One of the key applications of deep learning in NLP is machine translation. Deep learning models can be trained on large datasets of human language to translate text from one language to another accurately. </text:span><text:soft-page-break/><text:span text:style-name="T46">This technology has a wide range of applications, including website localization, document translation, and language learning tools.</text:span><text:span text:style-name="T66"><text:line-break/></text:span></text:p>
                </text:list-header>
              </text:list>
            </text:list-item>
          </text:list>
        </text:list-item>
      </text:list>
      <text:p text:style-name="P16"/>
      <text:p text:style-name="P19"/>
      <text:list xml:id="list182530263130988" text:continue-numbering="true" text:style-name="L1">
        <text:list-item>
          <text:p text:style-name="P30">Applications of Neural Networks</text:p>
          <text:list>
            <text:list-header>
              <text:p text:style-name="P74">Recommendation Systems :</text:p>
              <text:p text:style-name="P27"><text:span text:style-name="T63">=</text:span><text:span text:style-name="T62"> </text:span><text:span text:style-name="T63">T</text:span>hese systems seek to provide recommendations on content to present to users, who are often acting in the role of consumers. This enables automatic personalization of the recommended content, product or services to a large number of users.</text:p>
            </text:list-header>
          </text:list>
        </text:list-item>
      </text:list>
      <text:list text:style-name="L9">
        <text:list-item>
          <text:list>
            <text:list-header>
              <text:p text:style-name="P75">Facial Recognition: </text:p>
              <text:p text:style-name="P64"><text:span text:style-name="T72">= </text:span>Neural networks are used for robust facial recognition systems in surveillance, authentication, and selective entries. Convolutional Neural Networks (CNN) process large datasets for accurate recognition results.</text:p>
              <text:p text:style-name="P77"/>
              <text:p text:style-name="P43">Stock Market Prediction: </text:p>
              <text:p text:style-name="P78"><text:span text:style-name="T72">= </text:span>Neural networks, specifically Multilayer Perceptron (MLP), are employed for real-time stock market predictions. MLP models analyze past performances, annual returns, and ratios to make successful predictions.</text:p>
              <text:p text:style-name="P44">Social Media Analysis: </text:p>
              <text:p text:style-name="P76"><text:span text:style-name="T72">= </text:span>Artificial Neural Networks (ANN) study social media user behaviors for competitive analysis and mining data. MLP models forecast social media trends based on factors like user preferences and bookmarked choices.</text:p>
              <text:p text:style-name="P76"><text:span text:style-name="T54">Aerospace Applications:</text:span> </text:p>
              <text:p text:style-name="P76"><text:span text:style-name="T72">= </text:span>Neural networks, including Time Delay Neural Networks (TNN), are used for fault diagnosis, auto piloting, securing control systems, and dynamic simulations in aerospace engineering.</text:p>
              <text:p text:style-name="P44">Defense Systems: </text:p>
              <text:p text:style-name="P76"><text:span text:style-name="T72">= </text:span>Artificial neural networks shape defense operations, including logistics, armed attack analysis, object location, air patrols, maritime patrols, and controlling automated drones. Convolutional Neural Networks (CNN) detect underwater mines and aid image processing.</text:p>
              <text:p text:style-name="P31"/>
            </text:list-header>
          </text:list>
        </text:list-item>
      </text:list>
      <text:list xml:id="list182529999235303" text:continue-list="list182530263130988" text:style-name="L1">
        <text:list-item>
          <text:p text:style-name="P30">Challenges and Future Directions</text:p>
        </text:list-item>
      </text:list>
      <text:list xml:id="list3883290505" text:style-name="L10">
        <text:list-item>
          <text:list>
            <text:list-item>
              <text:p text:style-name="P39">Overfitting and underfitting</text:p>
              <text:p text:style-name="P79"><text:span text:style-name="T56">= </text:span><text:span text:style-name="T65">Machine learning model is said to have </text:span><text:span text:style-name="Strong_20_Emphasis"><text:span text:style-name="T65">Underfitting </text:span></text:span><text:span text:style-name="T65">when it cannot capture the underlying trend of the data.</text:span><text:span text:style-name="Strong_20_Emphasis"><text:span text:style-name="T70">Underfitting</text:span></text:span><text:span text:style-name="T50"> </text:span><text:span text:style-name="T47">usually happens when we train the Machine learning model with very less data than required to build an accurate model.</text:span></text:p>
              <text:p text:style-name="P79"/>
            </text:list-item>
          </text:list>
        </text:list-item>
      </text:list>
      <text:p text:style-name="Text_20_body"><text:tab/><text:tab/><text:span text:style-name="T76">= </text:span><text:span text:style-name="T65">Machine learning model is said to have </text:span><text:span text:style-name="Strong_20_Emphasis"><text:span text:style-name="T65">OverFitting </text:span></text:span><text:span text:style-name="T65">when it does not capture the <text:tab/><text:tab/><text:tab/>underlying trend of unseen data, and has learnt from noise.</text:span><text:span text:style-name="Strong_20_Emphasis"><text:span text:style-name="T70">Overfitting </text:span></text:span><text:span text:style-name="T47">usually happens <text:tab/><text:tab/>when we train the machine learning model with a lot of data (including noise in Data)</text:span></text:p>
      <text:list xml:id="list182531110141307" text:continue-numbering="true" text:style-name="L10">
        <text:list-item>
          <text:list>
            <text:list-item>
              <text:p text:style-name="P39">Data availability and quality</text:p>
              <text:p text:style-name="P49"><text:span text:style-name="T75">= </text:span><text:span text:style-name="T49">One of the main challenges of neural networks and deep learning is the need for large amounts of data and computational resources. Neural networks learn from data by adjusting their parameters to minimize a loss function, which measures how well they fit the data. However, to achieve high accuracy and generalization, they often require millions or billions of data points, which may not be available or accessible for some tasks or domains.</text:span></text:p>
              <text:p text:style-name="P49"/>
            </text:list-item>
            <text:list-item>
              <text:h text:style-name="P25" text:outline-level="2">Interpretability and explainability</text:h>
              <text:p text:style-name="P49"><text:span text:style-name="T75">= </text:span><text:span text:style-name="T49">Another challenge of neural networks and deep learning is the lack of interpretability and explainability of their outputs and decisions. Neural networks are often considered as black boxes, as it is hard to understand how they process the input data and what features they learn and use. This can pose problems for applications that require transparency, accountability, and trust, such as healthcare, finance, or law. </text:span></text:p>
              <text:p text:style-name="P49"/>
            </text:list-item>
            <text:list-item>
              <text:p text:style-name="P39">Advances in neural network research </text:p>
            </text:list-item>
          </text:list>
        </text:list-item>
      </text:list>
      <text:list xml:id="list984643077" text:style-name="L11">
        <text:list-item>
          <text:list>
            <text:list-header>
              <text:p text:style-name="P45">= <text:span text:style-name="T65">Attention Mechanisms: </text:span></text:p>
              <text:list>
                <text:list-header>
                  <text:p text:style-name="P45"><text:span text:style-name="T65">Attention mechanisms enable models to concentrate on </text:span><text:span text:style-name="T68">relevant parts </text:span><text:span text:style-name="T65">of the input data and enhance efficiency in tasks like machine translation, </text:span><text:span text:style-name="T68">image</text:span><text:span text:style-name="T65"> captioning, and natural language processing. </text:span></text:p>
                </text:list-header>
              </text:list>
              <text:p text:style-name="P45"><text:span text:style-name="T68">= </text:span><text:span text:style-name="T65">Models of the Transformer:</text:span></text:p>
              <text:list text:continue-numbering="true">
                <text:list-header>
                  <text:p text:style-name="P70">The mechanism of the Transformer architecture has enabled it to perform at the cutting edge in activities like text production and language translation. By allowing parallel processing and more successfully capturing long-range dependencies, transformers have been able to get around RNNs' constraints.</text:p>
                </text:list-header>
              </text:list>
            </text:list-header>
          </text:list>
        </text:list-item>
      </text:list>
      <text:p text:style-name="P17"/>
      <text:p text:style-name="P17"/>
      <text:list xml:id="list182531232479081" text:continue-numbering="true" text:style-name="L11">
        <text:list-item>
          <text:list>
            <text:list-header>
              <text:p text:style-name="P45"><text:span text:style-name="T68">= </text:span><text:span text:style-name="T65">Graph Neural Networks (GNNs): </text:span></text:p>
              <text:list text:continue-numbering="true">
                <text:list-header>
                  <text:p text:style-name="P45"><text:soft-page-break/><text:span text:style-name="T65">Graph neural networks have become an effective tool for processing data with complex relational structures. GNNs can be used to process graph-structured data, including social networks and molecular graphs, and they can also capture complex connections between nodes. </text:span><text:span text:style-name="T69">­---</text:span></text:p>
                </text:list-header>
              </text:list>
            </text:list-header>
          </text:list>
        </text:list-item>
      </text:list>
      <text:list xml:id="list182530197125095" text:continue-list="list182531110141307" text:style-name="L10">
        <text:list-item>
          <text:list>
            <text:list-header>
              <text:p text:style-name="P46"/>
            </text:list-header>
            <text:list-item>
              <text:p text:style-name="P40">Potential future applications and impact of neural networks</text:p>
              <text:p text:style-name="P71"><text:span text:style-name="T76">= </text:span>Integration: </text:p>
              <text:list>
                <text:list-header>
                  <text:p text:style-name="P71">Neural networks can be integrated with complementary technologies, such as symbolic functions, to address their weaknesses and achieve better results.</text:p>
                </text:list-header>
              </text:list>
              <text:p text:style-name="P71"><text:span text:style-name="T76">= </text:span>Scaling up complexity:</text:p>
              <text:list text:style-name="L12" text:continue-numbering="true">
                <text:list-header>
                  <text:p text:style-name="P72"><text:s/>Technological advancements allow for the scalability of neural networks. Cheaper and faster CPUs and GPUs enable the development of larger and more efficient algorithms. Neural networks can process more data and learn from fewer examples, pushing the boundaries of their capabilities.</text:p>
                </text:list-header>
              </text:list>
              <text:p text:style-name="P71"><text:span text:style-name="T76">= </text:span>New applications: </text:p>
              <text:list text:style-name="L12">
                <text:list-header>
                  <text:p text:style-name="P72">Neural networks have the potential to revolutionize diverse industries. They can enhance operational efficiency, target new audiences, facilitate product development, and improve consumer safety. However, the widespread adoption and creative implementation of neural networks across industries are still underutilized.</text:p>
                </text:list-header>
              </text:list>
              <text:p text:style-name="P71"><text:span text:style-name="T76">= </text:span>Potential obsolescence:</text:p>
              <text:list text:style-name="L12" text:continue-numbering="true">
                <text:list-header>
                  <text:p text:style-name="P72">While neural networks have seen remarkable progress, their limitations and weaknesses may lead to the emergence of alternative approaches in the future. As technology evolves, developers and consumers may gravitate towards new solutions that offer superior capabilities and potential for solving complex problems.</text:p>
                </text:list-header>
              </text:list>
            </text:list-item>
          </text:list>
        </text:list-item>
      </text:list>
      <text:p text:style-name="P2"/>
      <text:list xml:id="list182530826165563" text:continue-list="list182529999235303" text:style-name="L1">
        <text:list-item>
          <text:p text:style-name="P32">CONCLUSION :</text:p>
          <text:p text:style-name="P32"/>
        </text:list-item>
      </text:list>
      <text:p text:style-name="P21"/>
      <text:p text:style-name="P14"/>
      <text:p text:style-name="P15">REFERENCES :</text:p>
      <text:p text:style-name="P23"><text:span text:style-name="T1">- </text:span><text:span text:style-name="T2">Gurney, K., 1997. </text:span><text:span text:style-name="T77">An introduction to neural networks</text:span><text:span text:style-name="T2">. CRC press.</text:span></text:p>
      <text:p text:style-name="P10"/>
      <text:p text:style-name="P8"><text:span text:style-name="T34">1) </text:span><text:span text:style-name="T33">Macukow, B., 2016. Neural networks–state of art, brief history, basic models and architecture. In </text:span><text:span text:style-name="T36">Computer Information Systems and Industrial Management: 15th IFIP TC8 International Conference, CISIM 2016, Vilnius, Lithuania, September 14-16, 2016, Proceedings 15</text:span><text:span text:style-name="T33"> (pp. 3-14). Springer International Publishing.</text:span></text:p>
      <text:p text:style-name="P8"/>
      <text:p text:style-name="P8"><text:span text:style-name="T34">2) Müller, B., Reinhardt, J. and Strickland, M.T., 1995. </text:span><text:span text:style-name="T37">Neural networks: an introduction</text:span><text:span text:style-name="T34">. Springer Science &amp; Business Media.</text:span></text:p>
      <text:p text:style-name="P8"/>
      <text:p text:style-name="P8"><text:span text:style-name="T34">3) </text:span><text:span text:style-name="T33">Abraham, A., 2005. Artificial neural networks. </text:span><text:span text:style-name="T36">Handbook of measuring system design</text:span><text:span text:style-name="T33">.</text:span></text:p>
      <text:p text:style-name="P8"/>
      <text:p text:style-name="P8"><text:span text:style-name="T34">4) </text:span><text:span text:style-name="T33">Gershenson, C., 2003. Artificial neural networks for beginners. </text:span><text:span text:style-name="T36">arXiv preprint cs/0308031</text:span><text:span text:style-name="T33">.</text:span></text:p>
      <text:p text:style-name="P8"/>
      <text:p text:style-name="P10"><text:span text:style-name="T39">5) Kaushik, V. (2021). </text:span><text:span text:style-name="T40">8 Applications of Neural Networks | Analytics Steps</text:span><text:span text:style-name="T39">. [online] www.analyticssteps.com. Available at: </text:span><text:a xlink:type="simple" xlink:href="https://www.analyticssteps.com/blogs/8-applications-neural-networks" text:style-name="Internet_20_link" text:visited-style-name="Visited_20_Internet_20_Link"><text:span text:style-name="T39">https://www.analyticssteps.com/blogs/8-applications-neural-networks</text:span></text:a><text:span text:style-name="T39">.</text:span></text:p>
      <text:p text:style-name="P8"/>
      <text:p text:style-name="P8"><text:span text:style-name="T34">6) </text:span><text:span text:style-name="T33">Benardos, P.G. and Vosniakos, G.C., 2007. Optimizing feedforward artificial neural network architecture. </text:span><text:span text:style-name="T36">Engineering applications of artificial intelligence</text:span><text:span text:style-name="T33">, </text:span><text:span text:style-name="T36">20</text:span><text:span text:style-name="T33">(3), pp.365-382.</text:span></text:p>
      <text:p text:style-name="P8"/>
      <text:p text:style-name="P9"><text:span text:style-name="T34">7</text:span><text:span text:style-name="T35">) Creswell, A., White, T., Dumoulin, V., Arulkumaran, K., Sengupta, B. and Bharath, A.A., 2018. Generative adversarial networks: An overview. </text:span><text:span text:style-name="T38">IEEE signal processing magazine</text:span><text:span text:style-name="T35">, </text:span><text:span text:style-name="T38">35</text:span><text:span text:style-name="T35">(1), pp.53-65.</text:span></text:p>
      <text:p text:style-name="P9"/>
      <text:p text:style-name="P9"><text:span text:style-name="T35">8) </text:span><text:span text:style-name="T33">Sze, V., Chen, Y.H., Yang, T.J. and Emer, J.S., 2017. Efficient processing of deep neural networks: A tutorial and survey. </text:span><text:span text:style-name="T36">Proceedings of the IEEE</text:span><text:span text:style-name="T33">, </text:span><text:span text:style-name="T36">105</text:span><text:span text:style-name="T33">(12), pp.2295-2329.</text:span></text:p>
      <text:p text:style-name="P8"/>
      <text:p text:style-name="P6"><text:span text:style-name="T60">9) </text:span><text:span text:style-name="T17">GeeksforGeeks. (2023). </text:span><text:span text:style-name="T61">Advantages and Disadvantages of Deep Learning</text:span><text:span text:style-name="T17">. [online] Available at: </text:span><text:a xlink:type="simple" xlink:href="https://www.geeksforgeeks.org/advantages-and-disadvantages-of-deep-learning/" text:style-name="Internet_20_link" text:visited-style-name="Visited_20_Internet_20_Link">https://www.geeksforgeeks.org/advantages-and-disadvantages-of-deep-learning/</text:a><text:span text:style-name="T17">.</text:span></text:p>
      <text:p text:style-name="P12"/>
      <text:p text:style-name="P9"><text:span text:style-name="T72">10) </text:span><text:span text:style-name="T33">IBM Developer. (n.d.). </text:span><text:span text:style-name="T51">Deep learning architectures</text:span><text:span text:style-name="T33">. [online] Available at: </text:span><text:a xlink:type="simple" xlink:href="https://developer.ibm.com/articles/cc-machine-learning-deep-learning-architectures/" text:style-name="Internet_20_link" text:visited-style-name="Visited_20_Internet_20_Link"><text:span text:style-name="T33">https://developer.ibm.com/articles/cc-machine-learning-deep-learning-architectures/</text:span></text:a><text:span text:style-name="T33">.</text:span></text:p>
      <text:p text:style-name="P9"/>
      <text:p text:style-name="P6"><text:span text:style-name="T17">11) </text:span><text:span text:style-name="T2">Wang, S., Nepal, S., Rudolph, C., Grobler, M., Chen, S. and Chen, T., 2020. Backdoor attacks against transfer learning with pre-trained deep learning models. </text:span><text:span text:style-name="T4">IEEE Transactions on Services Computing</text:span><text:span text:style-name="T2">, </text:span><text:span text:style-name="T4">15</text:span><text:span text:style-name="T2">(3), pp.1526-1539.</text:span></text:p>
      <text:p text:style-name="P6"/>
      <text:p text:style-name="P6"><text:span text:style-name="T17">12) </text:span><text:span text:style-name="T3">Arulkumaran, K., Deisenroth, M.P., Brundage, M. and Bharath, A.A., 2017. Deep reinforcement learning: A brief survey. </text:span><text:span text:style-name="T5">IEEE Signal Processing Magazine</text:span><text:span text:style-name="T3">, </text:span><text:span text:style-name="T5">34</text:span><text:span text:style-name="T3">(6), pp.26-38.</text:span></text:p>
      <text:p text:style-name="P6"/>
      <text:p text:style-name="P6"><text:span text:style-name="T17">13) </text:span><text:span text:style-name="T16">Lotfinejad, M. (2023).</text:span><text:span text:style-name="T18"> Deep Learning Applications.</text:span></text:p>
      <text:p text:style-name="P6"/>
      <text:p text:style-name="P6"><text:span text:style-name="T19">14) </text:span><text:span text:style-name="T30">Potential, challenges and future directions for deep learning in prognostics and health management applications’ 2020, </text:span><text:span text:style-name="T32">Engineering Applications of Artificial Intelligence</text:span><text:span text:style-name="T30">, vol. 92, p. 103678</text:span></text:p>
      <text:p text:style-name="P5"/>
      <text:p text:style-name="P3"><text:span text:style-name="T28">15) </text:span><text:span text:style-name="T27">www.linkedin.com. (n.d.). </text:span><text:span text:style-name="T29">What are the current challenges and limitations of neural networks and deep learning?</text:span><text:span text:style-name="T27"> [online] Available at: https://www.linkedin.com/advice/3/what-current-challenges-limitations-neural#:~:text=One%20of%20the%20main%20challenges [Accessed 24 Jun. 2023].</text:span></text:p>
      <text:p text:style-name="P3"/>
      <text:p text:style-name="P13"><text:span text:style-name="T31">16) </text:span><text:span text:style-name="T30">ReadWrite. (2019). </text:span><text:span text:style-name="T32">Everything You Need to Know About the Future of Neural Networks</text:span><text:span text:style-name="T30">. [online] Available at: https://readwrite.com/everything-you-need-to-know-about-the-future-of-neural-networks/.</text:span></text:p>
      <text:p text:style-name="P3"/>
      <text:p text:style-name="P4"/>
      <text:p text:style-name="P11"/>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Arial1" svg:font-family="Arial, sans-serif" style:font-family-generic="swiss"/>
    <style:font-face style:name="Caladea" svg:font-family="Caladea" style:font-family-generic="roman" style:font-pitch="variable"/>
    <style:font-face style:name="Calibri" svg:font-family="Calibri"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Georgia" svg:font-family="Georgia, 'Times New Roman', Times, serif"/>
    <style:font-face style:name="Liberation Sans" svg:font-family="'Liberation Sans'" style:font-family-generic="roman" style:font-pitch="variable"/>
    <style:font-face style:name="Liberation Serif" svg:font-family="'Liberation Serif'" style:font-family-generic="roman" style:font-pitch="variable"/>
    <style:font-face style:name="Manrope" svg:font-family="Manrope, Helvetica, sans-serif"/>
    <style:font-face style:name="Nimbus Roman" svg:font-family="'Nimbus Roman'" style:font-pitch="fixed"/>
    <style:font-face style:name="Nimbus Roman1" svg:font-family="'Nimbus Roman'" style:font-family-generic="roman" style:font-pitch="variable"/>
    <style:font-face style:name="Nimbus Sans" svg:font-family="'Nimbus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apple-system" svg:font-family="apple-system, BlinkMacSystemFont, 'Segoe UI', Roboto, Oxygen-Sans, Ubuntu, Cantarell, 'Helvetica Neue',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imbus Roman1"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imbus Roman1"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Calibri" style:font-family-complex="Calibri"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Calibri" style:font-family-complex="Calibri"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Calibri" style:font-family-complex="Calibri"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196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name-asian="Noto Sans1" style:font-family-asian="'Noto Sans'" style:font-family-generic-asian="system" style:font-pitch-asian="variable" style:font-size-asian="24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fo:line-height="120%"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Calibri" style:font-family-complex="Calibri"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Calibri" style:font-family-complex="Calibri" style:font-family-generic-complex="system"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1" style:font-family-asian="'Noto Sans'"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07:59:07.840593032</meta:creation-date>
    <dc:date>2023-06-25T11:35:21.439550844</dc:date>
    <meta:editing-duration>PT9H6M1S</meta:editing-duration>
    <meta:editing-cycles>10</meta:editing-cycles>
    <meta:generator>LibreOffice/7.4.7.2$Linux_X86_64 LibreOffice_project/40$Build-2</meta:generator>
    <meta:document-statistic meta:table-count="1" meta:image-count="0" meta:object-count="0" meta:page-count="11" meta:paragraph-count="169" meta:word-count="2861" meta:character-count="19584" meta:non-whitespace-character-count="16921"/>
  </office:meta>
</office:document-meta>
</file>